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Ubuntu Mono" svg:font-family="Ubuntu Mono" style:font-family-generic="modern" style:font-pitch="fixed"/>
    <style:font-face style:name="inherit" svg:font-family="inherit" style:font-family-generic="roman" svg:panose-1="0 0 0 0 0 0 0 0 0 0"/>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P2" style:parent-style-name="NormalWeb" style:family="paragraph">
      <style:paragraph-properties fo:border="0.0034in solid #E3E3E3" fo:padding="0in" style:shadow="none" fo:margin-top="0in" fo:margin-bottom="0.2083in" fo:background-color="#212121"/>
    </style:style>
    <style:style style:name="T3" style:parent-style-name="DefaultParagraphFont" style:family="text">
      <style:text-properties style:font-name="Segoe UI" style:font-name-complex="Segoe UI" fo:color="#ECECEC"/>
    </style:style>
    <style:style style:name="P4" style:parent-style-name="NormalWeb" style:list-style-name="LFO1" style:family="paragraph">
      <style:paragraph-properties fo:border="0.0034in solid #E3E3E3" fo:padding-top="0in" fo:padding-left="0.0694in" fo:padding-bottom="0in" fo:padding-right="0in" style:shadow="none" fo:margin-top="0in" fo:margin-bottom="0in" fo:background-color="#212121"/>
    </style:style>
    <style:style style:name="T5" style:parent-style-name="Strong" style:family="text">
      <style:text-properties style:font-name="Segoe UI" style:font-name-complex="Segoe UI" fo:color="#ECECEC"/>
    </style:style>
    <style:style style:name="T6" style:parent-style-name="DefaultParagraphFont" style:family="text">
      <style:text-properties style:font-name="Segoe UI" style:font-name-complex="Segoe UI" fo:color="#ECECEC"/>
    </style:style>
    <style:style style:name="P7" style:parent-style-name="NormalWeb" style:list-style-name="LFO1" style:family="paragraph">
      <style:paragraph-properties fo:border="0.0034in solid #E3E3E3" fo:padding-top="0in" fo:padding-left="0.0694in" fo:padding-bottom="0in" fo:padding-right="0in" style:shadow="none" fo:margin-top="0in" fo:margin-bottom="0in" fo:background-color="#212121"/>
    </style:style>
    <style:style style:name="T8" style:parent-style-name="Strong" style:family="text">
      <style:text-properties style:font-name="Segoe UI" style:font-name-complex="Segoe UI" fo:color="#ECECEC"/>
    </style:style>
    <style:style style:name="T9" style:parent-style-name="DefaultParagraphFont" style:family="text">
      <style:text-properties style:font-name="Segoe UI" style:font-name-complex="Segoe UI" fo:color="#ECECEC"/>
    </style:style>
    <style:style style:name="P10" style:parent-style-name="NormalWeb" style:list-style-name="LFO1" style:family="paragraph">
      <style:paragraph-properties fo:border="0.0034in solid #E3E3E3" fo:padding-top="0in" fo:padding-left="0.0694in" fo:padding-bottom="0in" fo:padding-right="0in" style:shadow="none" fo:margin-top="0in" fo:margin-bottom="0in" fo:background-color="#212121"/>
    </style:style>
    <style:style style:name="T11" style:parent-style-name="Strong" style:family="text">
      <style:text-properties style:font-name="Segoe UI" style:font-name-complex="Segoe UI" fo:color="#ECECEC"/>
    </style:style>
    <style:style style:name="T12" style:parent-style-name="DefaultParagraphFont" style:family="text">
      <style:text-properties style:font-name="Segoe UI" style:font-name-complex="Segoe UI" fo:color="#ECECEC"/>
    </style:style>
    <style:style style:name="T13" style:parent-style-name="HTMLCode" style:family="text">
      <style:text-properties style:font-name="Ubuntu Mono" fo:font-weight="bold" style:font-weight-asian="bold" style:font-weight-complex="bold" fo:color="#ECECEC" fo:font-size="10.5pt" style:font-size-asian="10.5pt" style:font-size-complex="10.5pt"/>
    </style:style>
    <style:style style:name="T14" style:parent-style-name="DefaultParagraphFont" style:family="text">
      <style:text-properties style:font-name="Segoe UI" style:font-name-complex="Segoe UI" fo:color="#ECECEC"/>
    </style:style>
    <style:style style:name="T15" style:parent-style-name="HTMLCode" style:family="text">
      <style:text-properties style:font-name="Ubuntu Mono" fo:font-weight="bold" style:font-weight-asian="bold" style:font-weight-complex="bold" fo:color="#ECECEC" fo:font-size="10.5pt" style:font-size-asian="10.5pt" style:font-size-complex="10.5pt"/>
    </style:style>
    <style:style style:name="T16" style:parent-style-name="DefaultParagraphFont" style:family="text">
      <style:text-properties style:font-name="Segoe UI" style:font-name-complex="Segoe UI" fo:color="#ECECEC"/>
    </style:style>
    <style:style style:name="T17" style:parent-style-name="HTMLCode" style:family="text">
      <style:text-properties style:font-name="Ubuntu Mono" fo:font-weight="bold" style:font-weight-asian="bold" style:font-weight-complex="bold" fo:color="#ECECEC" fo:font-size="10.5pt" style:font-size-asian="10.5pt" style:font-size-complex="10.5pt"/>
    </style:style>
    <style:style style:name="T18" style:parent-style-name="DefaultParagraphFont" style:family="text">
      <style:text-properties style:font-name="Segoe UI" style:font-name-complex="Segoe UI" fo:color="#ECECEC"/>
    </style:style>
    <style:style style:name="T19" style:parent-style-name="HTMLCode" style:family="text">
      <style:text-properties style:font-name="Ubuntu Mono" fo:font-weight="bold" style:font-weight-asian="bold" style:font-weight-complex="bold" fo:color="#ECECEC" fo:font-size="10.5pt" style:font-size-asian="10.5pt" style:font-size-complex="10.5pt"/>
    </style:style>
    <style:style style:name="T20" style:parent-style-name="DefaultParagraphFont" style:family="text">
      <style:text-properties style:font-name="Segoe UI" style:font-name-complex="Segoe UI" fo:color="#ECECEC"/>
    </style:style>
    <style:style style:name="T21" style:parent-style-name="HTMLCode" style:family="text">
      <style:text-properties style:font-name="Ubuntu Mono" fo:font-weight="bold" style:font-weight-asian="bold" style:font-weight-complex="bold" fo:color="#ECECEC" fo:font-size="10.5pt" style:font-size-asian="10.5pt" style:font-size-complex="10.5pt"/>
    </style:style>
    <style:style style:name="T22" style:parent-style-name="DefaultParagraphFont" style:family="text">
      <style:text-properties style:font-name="Segoe UI" style:font-name-complex="Segoe UI" fo:color="#ECECEC"/>
    </style:style>
    <style:style style:name="T23" style:parent-style-name="HTMLCode" style:family="text">
      <style:text-properties style:font-name="Ubuntu Mono" fo:font-weight="bold" style:font-weight-asian="bold" style:font-weight-complex="bold" fo:color="#ECECEC" fo:font-size="10.5pt" style:font-size-asian="10.5pt" style:font-size-complex="10.5pt"/>
    </style:style>
    <style:style style:name="T24" style:parent-style-name="DefaultParagraphFont" style:family="text">
      <style:text-properties style:font-name="Segoe UI" style:font-name-complex="Segoe UI" fo:color="#ECECEC"/>
    </style:style>
    <style:style style:name="P25" style:parent-style-name="NormalWeb" style:list-style-name="LFO1" style:family="paragraph">
      <style:paragraph-properties fo:border="0.0034in solid #E3E3E3" fo:padding-top="0in" fo:padding-left="0.0694in" fo:padding-bottom="0in" fo:padding-right="0in" style:shadow="none" fo:margin-top="0in" fo:margin-bottom="0in" fo:background-color="#212121"/>
    </style:style>
    <style:style style:name="T26" style:parent-style-name="Strong" style:family="text">
      <style:text-properties style:font-name="Segoe UI" style:font-name-complex="Segoe UI" fo:color="#ECECEC"/>
    </style:style>
    <style:style style:name="T27" style:parent-style-name="DefaultParagraphFont" style:family="text">
      <style:text-properties style:font-name="Segoe UI" style:font-name-complex="Segoe UI" fo:color="#ECECEC"/>
    </style:style>
    <style:style style:name="P28" style:parent-style-name="NormalWeb" style:list-style-name="LFO1" style:family="paragraph">
      <style:paragraph-properties fo:border="0.0034in solid #E3E3E3" fo:padding-top="0in" fo:padding-left="0.0694in" fo:padding-bottom="0in" fo:padding-right="0in" style:shadow="none" fo:margin-top="0in" fo:margin-bottom="0in" fo:background-color="#212121"/>
    </style:style>
    <style:style style:name="T29" style:parent-style-name="Strong" style:family="text">
      <style:text-properties style:font-name="Segoe UI" style:font-name-complex="Segoe UI" fo:color="#ECECEC"/>
    </style:style>
    <style:style style:name="T30" style:parent-style-name="DefaultParagraphFont" style:family="text">
      <style:text-properties style:font-name="Segoe UI" style:font-name-complex="Segoe UI" fo:color="#ECECEC"/>
    </style:style>
    <style:style style:name="T31" style:parent-style-name="HTMLCode" style:family="text">
      <style:text-properties style:font-name="Ubuntu Mono" fo:font-weight="bold" style:font-weight-asian="bold" style:font-weight-complex="bold" fo:color="#ECECEC" fo:font-size="10.5pt" style:font-size-asian="10.5pt" style:font-size-complex="10.5pt"/>
    </style:style>
    <style:style style:name="T32" style:parent-style-name="DefaultParagraphFont" style:family="text">
      <style:text-properties style:font-name="Segoe UI" style:font-name-complex="Segoe UI" fo:color="#ECECEC"/>
    </style:style>
    <style:style style:name="T33" style:parent-style-name="HTMLCode" style:family="text">
      <style:text-properties style:font-name="Ubuntu Mono" fo:font-weight="bold" style:font-weight-asian="bold" style:font-weight-complex="bold" fo:color="#ECECEC" fo:font-size="10.5pt" style:font-size-asian="10.5pt" style:font-size-complex="10.5pt"/>
    </style:style>
    <style:style style:name="T34" style:parent-style-name="DefaultParagraphFont" style:family="text">
      <style:text-properties style:font-name="Segoe UI" style:font-name-complex="Segoe UI" fo:color="#ECECEC"/>
    </style:style>
    <style:style style:name="T35" style:parent-style-name="HTMLCode" style:family="text">
      <style:text-properties style:font-name="Ubuntu Mono" fo:font-weight="bold" style:font-weight-asian="bold" style:font-weight-complex="bold" fo:color="#ECECEC" fo:font-size="10.5pt" style:font-size-asian="10.5pt" style:font-size-complex="10.5pt"/>
    </style:style>
    <style:style style:name="T36" style:parent-style-name="DefaultParagraphFont" style:family="text">
      <style:text-properties style:font-name="Segoe UI" style:font-name-complex="Segoe UI" fo:color="#ECECEC"/>
    </style:style>
    <style:style style:name="T37" style:parent-style-name="HTMLCode" style:family="text">
      <style:text-properties style:font-name="Ubuntu Mono" fo:font-weight="bold" style:font-weight-asian="bold" style:font-weight-complex="bold" fo:color="#ECECEC" fo:font-size="10.5pt" style:font-size-asian="10.5pt" style:font-size-complex="10.5pt"/>
    </style:style>
    <style:style style:name="T38" style:parent-style-name="DefaultParagraphFont" style:family="text">
      <style:text-properties style:font-name="Segoe UI" style:font-name-complex="Segoe UI" fo:color="#ECECEC"/>
    </style:style>
    <style:style style:name="T39" style:parent-style-name="HTMLCode" style:family="text">
      <style:text-properties style:font-name="Ubuntu Mono" fo:font-weight="bold" style:font-weight-asian="bold" style:font-weight-complex="bold" fo:color="#ECECEC" fo:font-size="10.5pt" style:font-size-asian="10.5pt" style:font-size-complex="10.5pt"/>
    </style:style>
    <style:style style:name="T40" style:parent-style-name="DefaultParagraphFont" style:family="text">
      <style:text-properties style:font-name="Segoe UI" style:font-name-complex="Segoe UI" fo:color="#ECECEC"/>
    </style:style>
    <style:style style:name="P41" style:parent-style-name="NormalWeb" style:list-style-name="LFO1" style:family="paragraph">
      <style:paragraph-properties fo:border="0.0034in solid #E3E3E3" fo:padding-top="0in" fo:padding-left="0.0694in" fo:padding-bottom="0in" fo:padding-right="0in" style:shadow="none" fo:margin-top="0in" fo:margin-bottom="0in" fo:background-color="#212121"/>
    </style:style>
    <style:style style:name="T42" style:parent-style-name="Strong" style:family="text">
      <style:text-properties style:font-name="Segoe UI" style:font-name-complex="Segoe UI" fo:color="#ECECEC"/>
    </style:style>
    <style:style style:name="T43" style:parent-style-name="DefaultParagraphFont" style:family="text">
      <style:text-properties style:font-name="Segoe UI" style:font-name-complex="Segoe UI" fo:color="#ECECEC"/>
    </style:style>
    <style:style style:name="P44" style:parent-style-name="NormalWeb" style:list-style-name="LFO1" style:family="paragraph">
      <style:paragraph-properties fo:border="0.0034in solid #E3E3E3" fo:padding-top="0in" fo:padding-left="0.0694in" fo:padding-bottom="0in" fo:padding-right="0in" style:shadow="none" fo:margin-top="0in" fo:margin-bottom="0in" fo:background-color="#212121"/>
    </style:style>
    <style:style style:name="T45" style:parent-style-name="Strong" style:family="text">
      <style:text-properties style:font-name="Segoe UI" style:font-name-complex="Segoe UI" fo:color="#ECECEC"/>
    </style:style>
    <style:style style:name="T46" style:parent-style-name="DefaultParagraphFont" style:family="text">
      <style:text-properties style:font-name="Segoe UI" style:font-name-complex="Segoe UI" fo:color="#ECECEC"/>
    </style:style>
    <style:style style:name="P47" style:parent-style-name="NormalWeb" style:family="paragraph">
      <style:paragraph-properties fo:border="0.0034in solid #E3E3E3" fo:padding="0in" style:shadow="none" fo:margin-top="0.2083in" fo:margin-bottom="0in" fo:background-color="#212121"/>
      <style:text-properties style:font-name="Segoe UI" style:font-name-complex="Segoe UI" fo:color="#ECECEC"/>
    </style:style>
    <style:style style:name="P48" style:parent-style-name="Normal" style:family="paragraph">
      <style:paragraph-properties fo:border="0.0034in solid #E3E3E3" fo:padding="0in" style:shadow="none" fo:margin-bottom="0.2083in" fo:line-height="100%" fo:background-color="#212121"/>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49"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50" style:parent-style-name="DefaultParagraphFont" style:family="text">
      <style:text-properties style:font-name="Segoe UI" style:font-name-asian="Times New Roman" style:font-name-complex="Segoe UI" fo:font-weight="bold" style:font-weight-asian="bold" style:font-weight-complex="bold" fo:color="#ECECEC" style:letter-kerning="false" fo:font-size="12pt" style:font-size-asian="12pt" style:font-size-complex="12pt" style:language-asian="en" style:country-asian="IN"/>
    </style:style>
    <style:style style:name="T51"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52"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53"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54"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55"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56"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57"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58"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59"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60"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61"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62"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63"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64"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65"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66"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T67"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68"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69"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70"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T71"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72"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73"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74"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T75"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76" style:parent-style-name="Normal" style:family="paragraph">
      <style:paragraph-properties fo:border="0.0034in solid #E3E3E3" fo:padding-top="0in" fo:padding-left="0.0694in" fo:padding-bottom="0in" fo:padding-right="0in" style:shadow="none" fo:margin-bottom="0in" fo:line-height="100%" fo:margin-left="0.5in" fo:background-color="#212121">
        <style:tab-stops/>
      </style:paragraph-properties>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77" style:parent-style-name="Normal" style:family="paragraph">
      <style:paragraph-properties fo:border="0.0034in solid #E3E3E3" fo:padding="0in" style:shadow="none"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78" style:parent-style-name="DefaultParagraphFont" style:family="text">
      <style:text-properties style:font-name="Segoe UI" style:font-name-asian="Times New Roman" style:font-name-complex="Segoe UI" fo:color="#ECECEC" style:letter-kerning="false" fo:font-size="10.5pt" style:font-size-asian="10.5pt" style:font-size-complex="10.5pt" style:language-asian="en" style:country-asian="IN"/>
    </style:style>
    <style:style style:name="P79" style:parent-style-name="Normal" style:family="paragraph">
      <style:paragraph-properties fo:border="0.0034in solid #E3E3E3" fo:padding="0in" style:shadow="none"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80" style:parent-style-name="DefaultParagraphFont" style:family="text">
      <style:text-properties style:font-name="inherit" style:font-name-asian="Times New Roman" style:font-name-complex="Courier New" fo:color="#2E95D3" style:letter-kerning="false" fo:font-size="10pt" style:font-size-asian="10pt" style:font-size-complex="10pt" style:language-asian="en" style:country-asian="IN"/>
    </style:style>
    <style:style style:name="T81"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82"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83"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84" style:parent-style-name="DefaultParagraphFont" style:family="text">
      <style:text-properties style:font-name="inherit" style:font-name-asian="Times New Roman" style:font-name-complex="Courier New" fo:color="#2E95D3" style:letter-kerning="false" fo:font-size="10pt" style:font-size-asian="10pt" style:font-size-complex="10pt" style:language-asian="en" style:country-asian="IN"/>
    </style:style>
    <style:style style:name="T85"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86"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87"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88"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89"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90" style:parent-style-name="DefaultParagraphFont" style:family="text">
      <style:text-properties style:font-name="inherit" style:font-name-asian="Times New Roman" style:font-name-complex="Courier New" fo:color="#F22C3D" style:letter-kerning="false" fo:font-size="10pt" style:font-size-asian="10pt" style:font-size-complex="10pt" style:language-asian="en" style:country-asian="IN"/>
    </style:style>
    <style:style style:name="T91"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92"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93"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94"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95"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96" style:parent-style-name="DefaultParagraphFont" style:family="text">
      <style:text-properties style:font-name="inherit" style:font-name-asian="Times New Roman" style:font-name-complex="Courier New" fo:color="#F22C3D" style:letter-kerning="false" fo:font-size="10pt" style:font-size-asian="10pt" style:font-size-complex="10pt" style:language-asian="en" style:country-asian="IN"/>
    </style:style>
    <style:style style:name="T97"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98"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99"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00"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101"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02" style:parent-style-name="DefaultParagraphFont" style:family="text">
      <style:text-properties style:font-name="inherit" style:font-name-asian="Times New Roman" style:font-name-complex="Courier New" fo:color="#F22C3D" style:letter-kerning="false" fo:font-size="10pt" style:font-size-asian="10pt" style:font-size-complex="10pt" style:language-asian="en" style:country-asian="IN"/>
    </style:style>
    <style:style style:name="T103"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04"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05"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06"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107"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08" style:parent-style-name="DefaultParagraphFont" style:family="text">
      <style:text-properties style:font-name="inherit" style:font-name-asian="Times New Roman" style:font-name-complex="Courier New" fo:color="#F22C3D" style:letter-kerning="false" fo:font-size="10pt" style:font-size-asian="10pt" style:font-size-complex="10pt" style:language-asian="en" style:country-asian="IN"/>
    </style:style>
    <style:style style:name="T109"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10"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11"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12"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113"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14" style:parent-style-name="DefaultParagraphFont" style:family="text">
      <style:text-properties style:font-name="inherit" style:font-name-asian="Times New Roman" style:font-name-complex="Courier New" fo:color="#F22C3D" style:letter-kerning="false" fo:font-size="10pt" style:font-size-asian="10pt" style:font-size-complex="10pt" style:language-asian="en" style:country-asian="IN"/>
    </style:style>
    <style:style style:name="T115"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16"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17"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P118"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119" style:parent-style-name="DefaultParagraphFont" style:family="text">
      <style:text-properties style:font-name="Segoe UI" style:font-name-asian="Times New Roman" style:font-name-complex="Segoe UI" fo:font-weight="bold" style:font-weight-asian="bold" style:font-weight-complex="bold" fo:color="#ECECEC" style:letter-kerning="false" fo:font-size="12pt" style:font-size-asian="12pt" style:font-size-complex="12pt" style:language-asian="en" style:country-asian="IN"/>
    </style:style>
    <style:style style:name="T120"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121"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122"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123"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124"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125"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126"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127"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128"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129"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130"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131"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132"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133"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134"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135"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136"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137"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138"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139" style:parent-style-name="Normal" style:family="paragraph">
      <style:paragraph-properties fo:border="0.0034in solid #E3E3E3" fo:padding-top="0in" fo:padding-left="0.0694in" fo:padding-bottom="0in" fo:padding-right="0in" style:shadow="none" fo:margin-bottom="0in" fo:line-height="100%" fo:margin-left="0.5in" fo:background-color="#212121">
        <style:tab-stops/>
      </style:paragraph-properties>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140" style:parent-style-name="Normal" style:family="paragraph">
      <style:paragraph-properties fo:border="0.0034in solid #E3E3E3" fo:padding="0in" style:shadow="none"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41" style:parent-style-name="DefaultParagraphFont" style:family="text">
      <style:text-properties style:font-name="Segoe UI" style:font-name-asian="Times New Roman" style:font-name-complex="Segoe UI" fo:color="#ECECEC" style:letter-kerning="false" fo:font-size="10.5pt" style:font-size-asian="10.5pt" style:font-size-complex="10.5pt" style:language-asian="en" style:country-asian="IN"/>
    </style:style>
    <style:style style:name="P142" style:parent-style-name="Normal" style:family="paragraph">
      <style:paragraph-properties fo:border="0.0034in solid #E3E3E3" fo:padding="0in" style:shadow="none"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43" style:parent-style-name="DefaultParagraphFont" style:family="text">
      <style:text-properties style:font-name="inherit" style:font-name-asian="Times New Roman" style:font-name-complex="Courier New" fo:color="#2E95D3" style:letter-kerning="false" fo:font-size="10pt" style:font-size-asian="10pt" style:font-size-complex="10pt" style:language-asian="en" style:country-asian="IN"/>
    </style:style>
    <style:style style:name="T144"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45"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146"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47"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148"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49"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50"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51"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152"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53" style:parent-style-name="DefaultParagraphFont" style:family="text">
      <style:text-properties style:font-name="inherit" style:font-name-asian="Times New Roman" style:font-name-complex="Courier New" fo:color="#F22C3D" style:letter-kerning="false" fo:font-size="10pt" style:font-size-asian="10pt" style:font-size-complex="10pt" style:language-asian="en" style:country-asian="IN"/>
    </style:style>
    <style:style style:name="T154"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55"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56"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P157"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158" style:parent-style-name="DefaultParagraphFont" style:family="text">
      <style:text-properties style:font-name="Segoe UI" style:font-name-asian="Times New Roman" style:font-name-complex="Segoe UI" fo:font-weight="bold" style:font-weight-asian="bold" style:font-weight-complex="bold" fo:color="#ECECEC" style:letter-kerning="false" fo:font-size="12pt" style:font-size-asian="12pt" style:font-size-complex="12pt" style:language-asian="en" style:country-asian="IN"/>
    </style:style>
    <style:style style:name="T159"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160"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161"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162"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163"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164"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165"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166"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167"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168"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169"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170"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171"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172"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173"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174"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175"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176"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177"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178"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179"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180"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181"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182"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183"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184" style:parent-style-name="Normal" style:family="paragraph">
      <style:paragraph-properties fo:border="0.0034in solid #E3E3E3" fo:padding-top="0in" fo:padding-left="0.0694in" fo:padding-bottom="0in" fo:padding-right="0in" style:shadow="none" fo:margin-bottom="0in" fo:line-height="100%" fo:margin-left="0.5in" fo:background-color="#212121">
        <style:tab-stops/>
      </style:paragraph-properties>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185" style:parent-style-name="Normal" style:family="paragraph">
      <style:paragraph-properties fo:border="0.0034in solid #E3E3E3" fo:padding="0in" style:shadow="none"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86" style:parent-style-name="DefaultParagraphFont" style:family="text">
      <style:text-properties style:font-name="Segoe UI" style:font-name-asian="Times New Roman" style:font-name-complex="Segoe UI" fo:color="#ECECEC" style:letter-kerning="false" fo:font-size="10.5pt" style:font-size-asian="10.5pt" style:font-size-complex="10.5pt" style:language-asian="en" style:country-asian="IN"/>
    </style:style>
    <style:style style:name="P187" style:parent-style-name="Normal" style:family="paragraph">
      <style:paragraph-properties fo:border="0.0034in solid #E3E3E3" fo:padding="0in" style:shadow="none"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88" style:parent-style-name="DefaultParagraphFont" style:family="text">
      <style:text-properties style:font-name="inherit" style:font-name-asian="Times New Roman" style:font-name-complex="Courier New" fo:color="#2E95D3" style:letter-kerning="false" fo:font-size="10pt" style:font-size-asian="10pt" style:font-size-complex="10pt" style:language-asian="en" style:country-asian="IN"/>
    </style:style>
    <style:style style:name="T189"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90"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191"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92" style:parent-style-name="DefaultParagraphFont" style:family="text">
      <style:text-properties style:font-name="inherit" style:font-name-asian="Times New Roman" style:font-name-complex="Courier New" fo:color="#2E95D3" style:letter-kerning="false" fo:font-size="10pt" style:font-size-asian="10pt" style:font-size-complex="10pt" style:language-asian="en" style:country-asian="IN"/>
    </style:style>
    <style:style style:name="T193"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94"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195"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96"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197"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198" style:parent-style-name="DefaultParagraphFont" style:family="text">
      <style:text-properties style:font-name="inherit" style:font-name-asian="Times New Roman" style:font-name-complex="Courier New" fo:color="#F22C3D" style:letter-kerning="false" fo:font-size="10pt" style:font-size-asian="10pt" style:font-size-complex="10pt" style:language-asian="en" style:country-asian="IN"/>
    </style:style>
    <style:style style:name="T199"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00"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01"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02"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203"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04" style:parent-style-name="DefaultParagraphFont" style:family="text">
      <style:text-properties style:font-name="inherit" style:font-name-asian="Times New Roman" style:font-name-complex="Courier New" fo:color="#F22C3D" style:letter-kerning="false" fo:font-size="10pt" style:font-size-asian="10pt" style:font-size-complex="10pt" style:language-asian="en" style:country-asian="IN"/>
    </style:style>
    <style:style style:name="T205"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06"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07"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P208"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209" style:parent-style-name="DefaultParagraphFont" style:family="text">
      <style:text-properties style:font-name="Segoe UI" style:font-name-asian="Times New Roman" style:font-name-complex="Segoe UI" fo:font-weight="bold" style:font-weight-asian="bold" style:font-weight-complex="bold" fo:color="#ECECEC" style:letter-kerning="false" fo:font-size="12pt" style:font-size-asian="12pt" style:font-size-complex="12pt" style:language-asian="en" style:country-asian="IN"/>
    </style:style>
    <style:style style:name="T210"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211"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212"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213"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214"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215"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216"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217"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218"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219"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220" style:parent-style-name="Normal" style:family="paragraph">
      <style:paragraph-properties fo:border="0.0034in solid #E3E3E3" fo:padding-top="0in" fo:padding-left="0.0694in" fo:padding-bottom="0in" fo:padding-right="0in" style:shadow="none" fo:margin-bottom="0in" fo:line-height="100%" fo:margin-left="0.5in" fo:background-color="#212121">
        <style:tab-stops/>
      </style:paragraph-properties>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221" style:parent-style-name="Normal" style:family="paragraph">
      <style:paragraph-properties fo:border="0.0034in solid #E3E3E3" fo:padding="0in" style:shadow="none"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22" style:parent-style-name="DefaultParagraphFont" style:family="text">
      <style:text-properties style:font-name="Segoe UI" style:font-name-asian="Times New Roman" style:font-name-complex="Segoe UI" fo:color="#ECECEC" style:letter-kerning="false" fo:font-size="10.5pt" style:font-size-asian="10.5pt" style:font-size-complex="10.5pt" style:language-asian="en" style:country-asian="IN"/>
    </style:style>
    <style:style style:name="P223" style:parent-style-name="Normal" style:family="paragraph">
      <style:paragraph-properties fo:border="0.0034in solid #E3E3E3" fo:padding="0in" style:shadow="none"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24" style:parent-style-name="DefaultParagraphFont" style:family="text">
      <style:text-properties style:font-name="inherit" style:font-name-asian="Times New Roman" style:font-name-complex="Courier New" fo:color="#2E95D3" style:letter-kerning="false" fo:font-size="10pt" style:font-size-asian="10pt" style:font-size-complex="10pt" style:language-asian="en" style:country-asian="IN"/>
    </style:style>
    <style:style style:name="T225"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26" style:parent-style-name="DefaultParagraphFont" style:family="text">
      <style:text-properties style:font-name="inherit" style:font-name-asian="Times New Roman" style:font-name-complex="Courier New" fo:color="#2E95D3" style:letter-kerning="false" fo:font-size="10pt" style:font-size-asian="10pt" style:font-size-complex="10pt" style:language-asian="en" style:country-asian="IN"/>
    </style:style>
    <style:style style:name="T227"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28" style:parent-style-name="DefaultParagraphFont" style:family="text">
      <style:text-properties style:font-name="inherit" style:font-name-asian="Times New Roman" style:font-name-complex="Courier New" fo:color="#2E95D3" style:letter-kerning="false" fo:font-size="10pt" style:font-size-asian="10pt" style:font-size-complex="10pt" style:language-asian="en" style:country-asian="IN"/>
    </style:style>
    <style:style style:name="T229"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30" style:parent-style-name="DefaultParagraphFont" style:family="text">
      <style:text-properties style:font-name="inherit" style:font-name-asian="Times New Roman" style:font-name-complex="Courier New" fo:color="#2E95D3" style:letter-kerning="false" fo:font-size="10pt" style:font-size-asian="10pt" style:font-size-complex="10pt" style:language-asian="en" style:country-asian="IN"/>
    </style:style>
    <style:style style:name="T231"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32"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233"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34" style:parent-style-name="DefaultParagraphFont" style:family="text">
      <style:text-properties style:font-name="inherit" style:font-name-asian="Times New Roman" style:font-name-complex="Courier New" fo:color="#F22C3D" style:letter-kerning="false" fo:font-size="10pt" style:font-size-asian="10pt" style:font-size-complex="10pt" style:language-asian="en" style:country-asian="IN"/>
    </style:style>
    <style:style style:name="T235"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36"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37"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38"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239"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40" style:parent-style-name="DefaultParagraphFont" style:family="text">
      <style:text-properties style:font-name="inherit" style:font-name-asian="Times New Roman" style:font-name-complex="Courier New" fo:color="#F22C3D" style:letter-kerning="false" fo:font-size="10pt" style:font-size-asian="10pt" style:font-size-complex="10pt" style:language-asian="en" style:country-asian="IN"/>
    </style:style>
    <style:style style:name="T241"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42"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43"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44"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245"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46" style:parent-style-name="DefaultParagraphFont" style:family="text">
      <style:text-properties style:font-name="inherit" style:font-name-asian="Times New Roman" style:font-name-complex="Courier New" fo:color="#F22C3D" style:letter-kerning="false" fo:font-size="10pt" style:font-size-asian="10pt" style:font-size-complex="10pt" style:language-asian="en" style:country-asian="IN"/>
    </style:style>
    <style:style style:name="T247"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48"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49"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P250"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251" style:parent-style-name="DefaultParagraphFont" style:family="text">
      <style:text-properties style:font-name="Segoe UI" style:font-name-asian="Times New Roman" style:font-name-complex="Segoe UI" fo:font-weight="bold" style:font-weight-asian="bold" style:font-weight-complex="bold" fo:color="#ECECEC" style:letter-kerning="false" fo:font-size="12pt" style:font-size-asian="12pt" style:font-size-complex="12pt" style:language-asian="en" style:country-asian="IN"/>
    </style:style>
    <style:style style:name="T252"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253"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254"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255"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256"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257"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258"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259"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260"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261"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262"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263"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264"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265"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266"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267"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268"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269"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270"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271"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272"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273"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274" style:parent-style-name="Normal" style:family="paragraph">
      <style:paragraph-properties fo:border="0.0034in solid #E3E3E3" fo:padding-top="0in" fo:padding-left="0.0694in" fo:padding-bottom="0in" fo:padding-right="0in" style:shadow="none" fo:margin-bottom="0in" fo:line-height="100%" fo:margin-left="0.5in" fo:background-color="#212121">
        <style:tab-stops/>
      </style:paragraph-properties>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275" style:parent-style-name="Normal" style:family="paragraph">
      <style:paragraph-properties fo:border="0.0034in solid #E3E3E3" fo:padding="0in" style:shadow="none"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76" style:parent-style-name="DefaultParagraphFont" style:family="text">
      <style:text-properties style:font-name="Segoe UI" style:font-name-asian="Times New Roman" style:font-name-complex="Segoe UI" fo:color="#ECECEC" style:letter-kerning="false" fo:font-size="10.5pt" style:font-size-asian="10.5pt" style:font-size-complex="10.5pt" style:language-asian="en" style:country-asian="IN"/>
    </style:style>
    <style:style style:name="P277" style:parent-style-name="Normal" style:family="paragraph">
      <style:paragraph-properties fo:border="0.0034in solid #E3E3E3" fo:padding="0in" style:shadow="none"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78" style:parent-style-name="DefaultParagraphFont" style:family="text">
      <style:text-properties style:font-name="inherit" style:font-name-asian="Times New Roman" style:font-name-complex="Courier New" fo:color="#2E95D3" style:letter-kerning="false" fo:font-size="10pt" style:font-size-asian="10pt" style:font-size-complex="10pt" style:language-asian="en" style:country-asian="IN"/>
    </style:style>
    <style:style style:name="T279"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80"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281"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82"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283"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84" style:parent-style-name="DefaultParagraphFont" style:family="text">
      <style:text-properties style:font-name="inherit" style:font-name-asian="Times New Roman" style:font-name-complex="Courier New" fo:color="#F22C3D" style:letter-kerning="false" fo:font-size="10pt" style:font-size-asian="10pt" style:font-size-complex="10pt" style:language-asian="en" style:country-asian="IN"/>
    </style:style>
    <style:style style:name="T285"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86"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87"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88"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289"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90" style:parent-style-name="DefaultParagraphFont" style:family="text">
      <style:text-properties style:font-name="inherit" style:font-name-asian="Times New Roman" style:font-name-complex="Courier New" fo:color="#F22C3D" style:letter-kerning="false" fo:font-size="10pt" style:font-size-asian="10pt" style:font-size-complex="10pt" style:language-asian="en" style:country-asian="IN"/>
    </style:style>
    <style:style style:name="T291"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92"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93"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94"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295"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96" style:parent-style-name="DefaultParagraphFont" style:family="text">
      <style:text-properties style:font-name="inherit" style:font-name-asian="Times New Roman" style:font-name-complex="Courier New" fo:color="#F22C3D" style:letter-kerning="false" fo:font-size="10pt" style:font-size-asian="10pt" style:font-size-complex="10pt" style:language-asian="en" style:country-asian="IN"/>
    </style:style>
    <style:style style:name="T297"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298" style:parent-style-name="DefaultParagraphFont" style:family="text">
      <style:text-properties style:font-name="inherit" style:font-name-asian="Times New Roman" style:font-name-complex="Courier New" fo:color="#2E95D3" style:letter-kerning="false" fo:font-size="10pt" style:font-size-asian="10pt" style:font-size-complex="10pt" style:language-asian="en" style:country-asian="IN"/>
    </style:style>
    <style:style style:name="T299"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300"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301"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P302"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303" style:parent-style-name="DefaultParagraphFont" style:family="text">
      <style:text-properties style:font-name="Segoe UI" style:font-name-asian="Times New Roman" style:font-name-complex="Segoe UI" fo:font-weight="bold" style:font-weight-asian="bold" style:font-weight-complex="bold" fo:color="#ECECEC" style:letter-kerning="false" fo:font-size="12pt" style:font-size-asian="12pt" style:font-size-complex="12pt" style:language-asian="en" style:country-asian="IN"/>
    </style:style>
    <style:style style:name="T304"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305"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306"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307"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308"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309"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310"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311"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312"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313"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314"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315"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316"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317"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318"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319"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320"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321"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322"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323" style:parent-style-name="Normal" style:list-style-name="LFO2" style:family="paragraph">
      <style:paragraph-properties fo:border="0.0034in solid #E3E3E3" fo:padding-top="0in" fo:padding-left="0.0694in" fo:padding-bottom="0in" fo:padding-right="0in" style:shadow="none" fo:margin-bottom="0in" fo:line-height="100%" fo:background-color="#212121"/>
    </style:style>
    <style:style style:name="T324" style:parent-style-name="DefaultParagraphFont" style:family="text">
      <style:text-properties style:font-name="Segoe UI" style:font-name-asian="Times New Roman" style:font-name-complex="Segoe UI" fo:color="#ECECEC" style:letter-kerning="false" fo:font-size="12pt" style:font-size-asian="12pt" style:font-size-complex="12pt" style:language-asian="en" style:country-asian="IN"/>
    </style:style>
    <style:style style:name="T325" style:parent-style-name="DefaultParagraphFont" style:family="text">
      <style:text-properties style:font-name="Ubuntu Mono" style:font-name-asian="Times New Roman" style:font-name-complex="Courier New" fo:font-weight="bold" style:font-weight-asian="bold" style:font-weight-complex="bold" fo:color="#ECECEC" style:letter-kerning="false" fo:font-size="10.5pt" style:font-size-asian="10.5pt" style:font-size-complex="10.5pt" style:language-asian="en" style:country-asian="IN"/>
    </style:style>
    <style:style style:name="P326" style:parent-style-name="Normal" style:family="paragraph">
      <style:paragraph-properties fo:border="0.0034in solid #E3E3E3" fo:padding-top="0in" fo:padding-left="0.0694in" fo:padding-bottom="0in" fo:padding-right="0in" style:shadow="none" fo:margin-bottom="0in" fo:line-height="100%" fo:margin-left="0.5in" fo:background-color="#212121">
        <style:tab-stops/>
      </style:paragraph-properties>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327" style:parent-style-name="Normal" style:family="paragraph">
      <style:paragraph-properties fo:border="0.0034in solid #E3E3E3" fo:padding="0in" style:shadow="none"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28" style:parent-style-name="DefaultParagraphFont" style:family="text">
      <style:text-properties style:font-name="Segoe UI" style:font-name-asian="Times New Roman" style:font-name-complex="Segoe UI" fo:color="#ECECEC" style:letter-kerning="false" fo:font-size="10.5pt" style:font-size-asian="10.5pt" style:font-size-complex="10.5pt" style:language-asian="en" style:country-asian="IN"/>
    </style:style>
    <style:style style:name="P329" style:parent-style-name="Normal" style:family="paragraph">
      <style:paragraph-properties fo:border="0.0034in solid #E3E3E3" fo:padding="0in" style:shadow="none"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30" style:parent-style-name="DefaultParagraphFont" style:family="text">
      <style:text-properties style:font-name="inherit" style:font-name-asian="Times New Roman" style:font-name-complex="Courier New" fo:color="#2E95D3" style:letter-kerning="false" fo:font-size="10pt" style:font-size-asian="10pt" style:font-size-complex="10pt" style:language-asian="en" style:country-asian="IN"/>
    </style:style>
    <style:style style:name="T331"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332"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333"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334"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335"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336" style:parent-style-name="DefaultParagraphFont" style:family="text">
      <style:text-properties style:font-name="inherit" style:font-name-asian="Times New Roman" style:font-name-complex="Courier New" fo:color="#2E95D3" style:letter-kerning="false" fo:font-size="10pt" style:font-size-asian="10pt" style:font-size-complex="10pt" style:language-asian="en" style:country-asian="IN"/>
    </style:style>
    <style:style style:name="T337"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338"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339"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340"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341"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342"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343"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344" style:parent-style-name="DefaultParagraphFont" style:family="text">
      <style:text-properties style:font-name="inherit" style:font-name-asian="Times New Roman" style:font-name-complex="Courier New" fo:color="#F22C3D" style:letter-kerning="false" fo:font-size="10pt" style:font-size-asian="10pt" style:font-size-complex="10pt" style:language-asian="en" style:country-asian="IN"/>
    </style:style>
    <style:style style:name="T345"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346"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347"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348"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349"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350" style:parent-style-name="DefaultParagraphFont" style:family="text">
      <style:text-properties style:font-name="inherit" style:font-name-asian="Times New Roman" style:font-name-complex="Courier New" fo:color="#F22C3D" style:letter-kerning="false" fo:font-size="10pt" style:font-size-asian="10pt" style:font-size-complex="10pt" style:language-asian="en" style:country-asian="IN"/>
    </style:style>
    <style:style style:name="T351"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352"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353"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P354" style:parent-style-name="Normal" style:family="paragraph">
      <style:paragraph-properties fo:border="0.0034in solid #E3E3E3" fo:padding="0in" style:shadow="none" fo:margin-top="0.2083in" fo:margin-bottom="0in" fo:line-height="100%" fo:background-color="#212121"/>
      <style:text-properties style:font-name="Segoe UI" style:font-name-asian="Times New Roman" style:font-name-complex="Segoe UI" fo:color="#ECECEC" style:letter-kerning="false" fo:font-size="12pt" style:font-size-asian="12pt" style:font-size-complex="12pt" style:language-asian="en" style:country-asian="IN"/>
    </style:style>
    <style:style style:name="P355" style:parent-style-name="NormalWeb" style:list-style-name="LFO3" style:family="paragraph">
      <style:paragraph-properties fo:border="0.0034in solid #E3E3E3" fo:padding-top="0in" fo:padding-left="0.0694in" fo:padding-bottom="0in" fo:padding-right="0in" style:shadow="none" fo:margin-top="0in" fo:margin-bottom="0in" fo:background-color="#212121"/>
    </style:style>
    <style:style style:name="T356" style:parent-style-name="Strong" style:family="text">
      <style:text-properties style:font-name="Segoe UI" style:font-name-complex="Segoe UI" fo:color="#ECECEC"/>
    </style:style>
    <style:style style:name="T357" style:parent-style-name="HTMLCode" style:family="text">
      <style:text-properties style:font-name="Ubuntu Mono" fo:font-weight="bold" style:font-weight-asian="bold" style:font-weight-complex="bold" fo:color="#ECECEC" fo:font-size="10.5pt" style:font-size-asian="10.5pt" style:font-size-complex="10.5pt"/>
    </style:style>
    <style:style style:name="T358" style:parent-style-name="Strong" style:family="text">
      <style:text-properties style:font-name="Segoe UI" style:font-name-complex="Segoe UI" fo:color="#ECECEC"/>
    </style:style>
    <style:style style:name="T359" style:parent-style-name="DefaultParagraphFont" style:family="text">
      <style:text-properties style:font-name="Segoe UI" style:font-name-complex="Segoe UI" fo:color="#ECECEC"/>
    </style:style>
    <style:style style:name="P360" style:parent-style-name="NormalWeb" style:family="paragraph">
      <style:paragraph-properties fo:border="0.0034in solid #E3E3E3" fo:padding-top="0in" fo:padding-left="0.0694in" fo:padding-bottom="0in" fo:padding-right="0in" style:shadow="none" fo:margin-top="0in" fo:margin-bottom="0in" fo:margin-left="0.5in" fo:background-color="#212121">
        <style:tab-stops/>
      </style:paragraph-properties>
      <style:text-properties style:font-name="Segoe UI" style:font-name-complex="Segoe UI" fo:color="#ECECEC"/>
    </style:style>
    <style:style style:name="P361" style:parent-style-name="HTMLPreformatted" style:family="paragraph">
      <style:paragraph-properties fo:border="0.0034in solid #E3E3E3" fo:padding="0in" style:shadow="no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62" style:parent-style-name="DefaultParagraphFont" style:family="text">
      <style:text-properties style:font-name="Segoe UI" style:font-name-complex="Segoe UI" fo:color="#ECECEC" fo:font-size="10.5pt" style:font-size-asian="10.5pt" style:font-size-complex="10.5pt"/>
    </style:style>
    <style:style style:name="P363" style:parent-style-name="HTMLPreformatted" style:family="paragraph">
      <style:paragraph-properties fo:border="0.0034in solid #E3E3E3" fo:padding="0in" style:shadow="no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64" style:parent-style-name="hljs-variable" style:family="text">
      <style:text-properties style:font-name="inherit" fo:color="#DF3079"/>
    </style:style>
    <style:style style:name="T365" style:parent-style-name="HTMLCode" style:family="text">
      <style:text-properties style:font-name="inherit" fo:color="#FFFFFF"/>
    </style:style>
    <style:style style:name="T366" style:parent-style-name="hljs-title" style:family="text">
      <style:text-properties style:font-name="inherit" fo:color="#F22C3D"/>
    </style:style>
    <style:style style:name="T367" style:parent-style-name="HTMLCode" style:family="text">
      <style:text-properties style:font-name="inherit" fo:color="#FFFFFF"/>
    </style:style>
    <style:style style:name="T368" style:parent-style-name="hljs-number" style:family="text">
      <style:text-properties style:font-name="inherit" fo:color="#DF3079"/>
    </style:style>
    <style:style style:name="T369" style:parent-style-name="HTMLCode" style:family="text">
      <style:text-properties style:font-name="inherit" fo:color="#FFFFFF"/>
    </style:style>
    <style:style style:name="T370" style:parent-style-name="hljs-number" style:family="text">
      <style:text-properties style:font-name="inherit" fo:color="#DF3079"/>
    </style:style>
    <style:style style:name="T371" style:parent-style-name="HTMLCode" style:family="text">
      <style:text-properties style:font-name="inherit" fo:color="#FFFFFF"/>
    </style:style>
    <style:style style:name="T372" style:parent-style-name="hljs-comment" style:family="text">
      <style:text-properties style:font-name="inherit" fo:color="#FFFFFF"/>
    </style:style>
    <style:style style:name="T373" style:parent-style-name="HTMLCode" style:family="text">
      <style:text-properties style:font-name="inherit" fo:color="#FFFFFF"/>
    </style:style>
    <style:style style:name="T374" style:parent-style-name="hljs-variable" style:family="text">
      <style:text-properties style:font-name="inherit" fo:color="#DF3079"/>
    </style:style>
    <style:style style:name="T375" style:parent-style-name="HTMLCode" style:family="text">
      <style:text-properties style:font-name="inherit" fo:color="#FFFFFF"/>
    </style:style>
    <style:style style:name="T376" style:parent-style-name="hljs-title" style:family="text">
      <style:text-properties style:font-name="inherit" fo:color="#F22C3D"/>
    </style:style>
    <style:style style:name="T377" style:parent-style-name="HTMLCode" style:family="text">
      <style:text-properties style:font-name="inherit" fo:color="#FFFFFF"/>
    </style:style>
    <style:style style:name="T378" style:parent-style-name="hljs-string" style:family="text">
      <style:text-properties style:font-name="inherit" fo:color="#00A67D"/>
    </style:style>
    <style:style style:name="T379" style:parent-style-name="HTMLCode" style:family="text">
      <style:text-properties style:font-name="inherit" fo:color="#FFFFFF"/>
    </style:style>
    <style:style style:name="T380" style:parent-style-name="hljs-number" style:family="text">
      <style:text-properties style:font-name="inherit" fo:color="#DF3079"/>
    </style:style>
    <style:style style:name="T381" style:parent-style-name="HTMLCode" style:family="text">
      <style:text-properties style:font-name="inherit" fo:color="#FFFFFF"/>
    </style:style>
    <style:style style:name="T382" style:parent-style-name="hljs-comment" style:family="text">
      <style:text-properties style:font-name="inherit" fo:color="#FFFFFF"/>
    </style:style>
    <style:style style:name="T383" style:parent-style-name="HTMLCode" style:family="text">
      <style:text-properties style:font-name="inherit" fo:color="#FFFFFF"/>
    </style:style>
    <style:style style:name="T384" style:parent-style-name="hljs-variable" style:family="text">
      <style:text-properties style:font-name="inherit" fo:color="#DF3079"/>
    </style:style>
    <style:style style:name="T385" style:parent-style-name="HTMLCode" style:family="text">
      <style:text-properties style:font-name="inherit" fo:color="#FFFFFF"/>
    </style:style>
    <style:style style:name="T386" style:parent-style-name="hljs-title" style:family="text">
      <style:text-properties style:font-name="inherit" fo:color="#F22C3D"/>
    </style:style>
    <style:style style:name="T387" style:parent-style-name="HTMLCode" style:family="text">
      <style:text-properties style:font-name="inherit" fo:color="#FFFFFF"/>
    </style:style>
    <style:style style:name="T388" style:parent-style-name="hljs-number" style:family="text">
      <style:text-properties style:font-name="inherit" fo:color="#DF3079"/>
    </style:style>
    <style:style style:name="T389" style:parent-style-name="HTMLCode" style:family="text">
      <style:text-properties style:font-name="inherit" fo:color="#FFFFFF"/>
    </style:style>
    <style:style style:name="T390" style:parent-style-name="hljs-string" style:family="text">
      <style:text-properties style:font-name="inherit" fo:color="#00A67D"/>
    </style:style>
    <style:style style:name="T391" style:parent-style-name="HTMLCode" style:family="text">
      <style:text-properties style:font-name="inherit" fo:color="#FFFFFF"/>
    </style:style>
    <style:style style:name="T392" style:parent-style-name="hljs-comment" style:family="text">
      <style:text-properties style:font-name="inherit" fo:color="#FFFFFF"/>
    </style:style>
    <style:style style:name="T393" style:parent-style-name="HTMLCode" style:family="text">
      <style:text-properties style:font-name="inherit" fo:color="#FFFFFF"/>
    </style:style>
    <style:style style:name="T394" style:parent-style-name="hljs-variable" style:family="text">
      <style:text-properties style:font-name="inherit" fo:color="#DF3079"/>
    </style:style>
    <style:style style:name="T395" style:parent-style-name="HTMLCode" style:family="text">
      <style:text-properties style:font-name="inherit" fo:color="#FFFFFF"/>
    </style:style>
    <style:style style:name="T396" style:parent-style-name="hljs-title" style:family="text">
      <style:text-properties style:font-name="inherit" fo:color="#F22C3D"/>
    </style:style>
    <style:style style:name="T397" style:parent-style-name="HTMLCode" style:family="text">
      <style:text-properties style:font-name="inherit" fo:color="#FFFFFF"/>
    </style:style>
    <style:style style:name="T398" style:parent-style-name="hljs-number" style:family="text">
      <style:text-properties style:font-name="inherit" fo:color="#DF3079"/>
    </style:style>
    <style:style style:name="T399" style:parent-style-name="HTMLCode" style:family="text">
      <style:text-properties style:font-name="inherit" fo:color="#FFFFFF"/>
    </style:style>
    <style:style style:name="T400" style:parent-style-name="hljs-number" style:family="text">
      <style:text-properties style:font-name="inherit" fo:color="#DF3079"/>
    </style:style>
    <style:style style:name="T401" style:parent-style-name="HTMLCode" style:family="text">
      <style:text-properties style:font-name="inherit" fo:color="#FFFFFF"/>
    </style:style>
    <style:style style:name="T402" style:parent-style-name="hljs-comment" style:family="text">
      <style:text-properties style:font-name="inherit" fo:color="#FFFFFF"/>
    </style:style>
    <style:style style:name="T403" style:parent-style-name="HTMLCode" style:family="text">
      <style:text-properties style:font-name="inherit" fo:color="#FFFFFF"/>
    </style:style>
    <style:style style:name="P404" style:parent-style-name="NormalWeb" style:list-style-name="LFO3" style:family="paragraph">
      <style:paragraph-properties fo:border="0.0034in solid #E3E3E3" fo:padding-top="0in" fo:padding-left="0.0694in" fo:padding-bottom="0in" fo:padding-right="0in" style:shadow="none" fo:margin-top="0in" fo:margin-bottom="0in" fo:background-color="#212121"/>
    </style:style>
    <style:style style:name="T405" style:parent-style-name="Strong" style:family="text">
      <style:text-properties style:font-name="Segoe UI" style:font-name-complex="Segoe UI" fo:color="#ECECEC"/>
    </style:style>
    <style:style style:name="T406" style:parent-style-name="HTMLCode" style:family="text">
      <style:text-properties style:font-name="Ubuntu Mono" fo:font-weight="bold" style:font-weight-asian="bold" style:font-weight-complex="bold" fo:color="#ECECEC" fo:font-size="10.5pt" style:font-size-asian="10.5pt" style:font-size-complex="10.5pt"/>
    </style:style>
    <style:style style:name="T407" style:parent-style-name="Strong" style:family="text">
      <style:text-properties style:font-name="Segoe UI" style:font-name-complex="Segoe UI" fo:color="#ECECEC"/>
    </style:style>
    <style:style style:name="T408" style:parent-style-name="DefaultParagraphFont" style:family="text">
      <style:text-properties style:font-name="Segoe UI" style:font-name-complex="Segoe UI" fo:color="#ECECEC"/>
    </style:style>
    <style:style style:name="P409" style:parent-style-name="NormalWeb" style:family="paragraph">
      <style:paragraph-properties fo:border="0.0034in solid #E3E3E3" fo:padding-top="0in" fo:padding-left="0.0694in" fo:padding-bottom="0in" fo:padding-right="0in" style:shadow="none" fo:margin-top="0in" fo:margin-bottom="0in" fo:margin-left="0.5in" fo:background-color="#212121">
        <style:tab-stops/>
      </style:paragraph-properties>
      <style:text-properties style:font-name="Segoe UI" style:font-name-complex="Segoe UI" fo:color="#ECECEC"/>
    </style:style>
    <style:style style:name="P410" style:parent-style-name="HTMLPreformatted" style:family="paragraph">
      <style:paragraph-properties fo:border="0.0034in solid #E3E3E3" fo:padding="0in" style:shadow="no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11" style:parent-style-name="DefaultParagraphFont" style:family="text">
      <style:text-properties style:font-name="Segoe UI" style:font-name-complex="Segoe UI" fo:color="#ECECEC" fo:font-size="10.5pt" style:font-size-asian="10.5pt" style:font-size-complex="10.5pt"/>
    </style:style>
    <style:style style:name="P412" style:parent-style-name="HTMLPreformatted" style:family="paragraph">
      <style:paragraph-properties fo:border="0.0034in solid #E3E3E3" fo:padding="0in" style:shadow="no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13" style:parent-style-name="hljs-variable" style:family="text">
      <style:text-properties style:font-name="inherit" fo:color="#DF3079"/>
    </style:style>
    <style:style style:name="T414" style:parent-style-name="HTMLCode" style:family="text">
      <style:text-properties style:font-name="inherit" fo:color="#FFFFFF"/>
    </style:style>
    <style:style style:name="T415" style:parent-style-name="hljs-title" style:family="text">
      <style:text-properties style:font-name="inherit" fo:color="#F22C3D"/>
    </style:style>
    <style:style style:name="T416" style:parent-style-name="HTMLCode" style:family="text">
      <style:text-properties style:font-name="inherit" fo:color="#FFFFFF"/>
    </style:style>
    <style:style style:name="T417" style:parent-style-name="hljs-number" style:family="text">
      <style:text-properties style:font-name="inherit" fo:color="#DF3079"/>
    </style:style>
    <style:style style:name="T418" style:parent-style-name="HTMLCode" style:family="text">
      <style:text-properties style:font-name="inherit" fo:color="#FFFFFF"/>
    </style:style>
    <style:style style:name="T419" style:parent-style-name="hljs-number" style:family="text">
      <style:text-properties style:font-name="inherit" fo:color="#DF3079"/>
    </style:style>
    <style:style style:name="T420" style:parent-style-name="HTMLCode" style:family="text">
      <style:text-properties style:font-name="inherit" fo:color="#FFFFFF"/>
    </style:style>
    <style:style style:name="T421" style:parent-style-name="hljs-comment" style:family="text">
      <style:text-properties style:font-name="inherit" fo:color="#FFFFFF"/>
    </style:style>
    <style:style style:name="T422" style:parent-style-name="HTMLCode" style:family="text">
      <style:text-properties style:font-name="inherit" fo:color="#FFFFFF"/>
    </style:style>
    <style:style style:name="T423" style:parent-style-name="hljs-variable" style:family="text">
      <style:text-properties style:font-name="inherit" fo:color="#DF3079"/>
    </style:style>
    <style:style style:name="T424" style:parent-style-name="HTMLCode" style:family="text">
      <style:text-properties style:font-name="inherit" fo:color="#FFFFFF"/>
    </style:style>
    <style:style style:name="T425" style:parent-style-name="hljs-title" style:family="text">
      <style:text-properties style:font-name="inherit" fo:color="#F22C3D"/>
    </style:style>
    <style:style style:name="T426" style:parent-style-name="HTMLCode" style:family="text">
      <style:text-properties style:font-name="inherit" fo:color="#FFFFFF"/>
    </style:style>
    <style:style style:name="T427" style:parent-style-name="hljs-string" style:family="text">
      <style:text-properties style:font-name="inherit" fo:color="#00A67D"/>
    </style:style>
    <style:style style:name="T428" style:parent-style-name="HTMLCode" style:family="text">
      <style:text-properties style:font-name="inherit" fo:color="#FFFFFF"/>
    </style:style>
    <style:style style:name="T429" style:parent-style-name="hljs-number" style:family="text">
      <style:text-properties style:font-name="inherit" fo:color="#DF3079"/>
    </style:style>
    <style:style style:name="T430" style:parent-style-name="HTMLCode" style:family="text">
      <style:text-properties style:font-name="inherit" fo:color="#FFFFFF"/>
    </style:style>
    <style:style style:name="T431" style:parent-style-name="hljs-comment" style:family="text">
      <style:text-properties style:font-name="inherit" fo:color="#FFFFFF"/>
    </style:style>
    <style:style style:name="T432" style:parent-style-name="HTMLCode" style:family="text">
      <style:text-properties style:font-name="inherit" fo:color="#FFFFFF"/>
    </style:style>
    <style:style style:name="T433" style:parent-style-name="hljs-variable" style:family="text">
      <style:text-properties style:font-name="inherit" fo:color="#DF3079"/>
    </style:style>
    <style:style style:name="T434" style:parent-style-name="HTMLCode" style:family="text">
      <style:text-properties style:font-name="inherit" fo:color="#FFFFFF"/>
    </style:style>
    <style:style style:name="T435" style:parent-style-name="hljs-title" style:family="text">
      <style:text-properties style:font-name="inherit" fo:color="#F22C3D"/>
    </style:style>
    <style:style style:name="T436" style:parent-style-name="HTMLCode" style:family="text">
      <style:text-properties style:font-name="inherit" fo:color="#FFFFFF"/>
    </style:style>
    <style:style style:name="T437" style:parent-style-name="hljs-number" style:family="text">
      <style:text-properties style:font-name="inherit" fo:color="#DF3079"/>
    </style:style>
    <style:style style:name="T438" style:parent-style-name="HTMLCode" style:family="text">
      <style:text-properties style:font-name="inherit" fo:color="#FFFFFF"/>
    </style:style>
    <style:style style:name="T439" style:parent-style-name="hljs-string" style:family="text">
      <style:text-properties style:font-name="inherit" fo:color="#00A67D"/>
    </style:style>
    <style:style style:name="T440" style:parent-style-name="HTMLCode" style:family="text">
      <style:text-properties style:font-name="inherit" fo:color="#FFFFFF"/>
    </style:style>
    <style:style style:name="T441" style:parent-style-name="hljs-comment" style:family="text">
      <style:text-properties style:font-name="inherit" fo:color="#FFFFFF"/>
    </style:style>
    <style:style style:name="T442" style:parent-style-name="HTMLCode" style:family="text">
      <style:text-properties style:font-name="inherit" fo:color="#FFFFFF"/>
    </style:style>
    <style:style style:name="T443" style:parent-style-name="hljs-variable" style:family="text">
      <style:text-properties style:font-name="inherit" fo:color="#DF3079"/>
    </style:style>
    <style:style style:name="T444" style:parent-style-name="HTMLCode" style:family="text">
      <style:text-properties style:font-name="inherit" fo:color="#FFFFFF"/>
    </style:style>
    <style:style style:name="T445" style:parent-style-name="hljs-title" style:family="text">
      <style:text-properties style:font-name="inherit" fo:color="#F22C3D"/>
    </style:style>
    <style:style style:name="T446" style:parent-style-name="HTMLCode" style:family="text">
      <style:text-properties style:font-name="inherit" fo:color="#FFFFFF"/>
    </style:style>
    <style:style style:name="T447" style:parent-style-name="hljs-number" style:family="text">
      <style:text-properties style:font-name="inherit" fo:color="#DF3079"/>
    </style:style>
    <style:style style:name="T448" style:parent-style-name="HTMLCode" style:family="text">
      <style:text-properties style:font-name="inherit" fo:color="#FFFFFF"/>
    </style:style>
    <style:style style:name="T449" style:parent-style-name="hljs-number" style:family="text">
      <style:text-properties style:font-name="inherit" fo:color="#DF3079"/>
    </style:style>
    <style:style style:name="T450" style:parent-style-name="HTMLCode" style:family="text">
      <style:text-properties style:font-name="inherit" fo:color="#FFFFFF"/>
    </style:style>
    <style:style style:name="T451" style:parent-style-name="hljs-comment" style:family="text">
      <style:text-properties style:font-name="inherit" fo:color="#FFFFFF"/>
    </style:style>
    <style:style style:name="T452" style:parent-style-name="HTMLCode" style:family="text">
      <style:text-properties style:font-name="inherit" fo:color="#FFFFFF"/>
    </style:style>
    <style:style style:name="P453" style:parent-style-name="NormalWeb" style:list-style-name="LFO3" style:family="paragraph">
      <style:paragraph-properties fo:border="0.0034in solid #E3E3E3" fo:padding-top="0in" fo:padding-left="0.0694in" fo:padding-bottom="0in" fo:padding-right="0in" style:shadow="none" fo:margin-top="0in" fo:margin-bottom="0in" fo:background-color="#212121"/>
    </style:style>
    <style:style style:name="T454" style:parent-style-name="Strong" style:family="text">
      <style:text-properties style:font-name="Segoe UI" style:font-name-complex="Segoe UI" fo:color="#ECECEC"/>
    </style:style>
    <style:style style:name="T455" style:parent-style-name="HTMLCode" style:family="text">
      <style:text-properties style:font-name="Ubuntu Mono" fo:font-weight="bold" style:font-weight-asian="bold" style:font-weight-complex="bold" fo:color="#ECECEC" fo:font-size="10.5pt" style:font-size-asian="10.5pt" style:font-size-complex="10.5pt"/>
    </style:style>
    <style:style style:name="T456" style:parent-style-name="Strong" style:family="text">
      <style:text-properties style:font-name="Segoe UI" style:font-name-complex="Segoe UI" fo:color="#ECECEC"/>
    </style:style>
    <style:style style:name="T457" style:parent-style-name="DefaultParagraphFont" style:family="text">
      <style:text-properties style:font-name="Segoe UI" style:font-name-complex="Segoe UI" fo:color="#ECECEC"/>
    </style:style>
    <style:style style:name="P458" style:parent-style-name="NormalWeb" style:family="paragraph">
      <style:paragraph-properties fo:border="0.0034in solid #E3E3E3" fo:padding-top="0in" fo:padding-left="0.0694in" fo:padding-bottom="0in" fo:padding-right="0in" style:shadow="none" fo:margin-top="0in" fo:margin-bottom="0in" fo:margin-left="0.5in" fo:background-color="#212121">
        <style:tab-stops/>
      </style:paragraph-properties>
      <style:text-properties style:font-name="Segoe UI" style:font-name-complex="Segoe UI" fo:color="#ECECEC"/>
    </style:style>
    <style:style style:name="P459" style:parent-style-name="HTMLPreformatted" style:family="paragraph">
      <style:paragraph-properties fo:border="0.0034in solid #E3E3E3" fo:padding="0in" style:shadow="no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60" style:parent-style-name="DefaultParagraphFont" style:family="text">
      <style:text-properties style:font-name="Segoe UI" style:font-name-complex="Segoe UI" fo:color="#ECECEC" fo:font-size="10.5pt" style:font-size-asian="10.5pt" style:font-size-complex="10.5pt"/>
    </style:style>
    <style:style style:name="P461" style:parent-style-name="HTMLPreformatted" style:family="paragraph">
      <style:paragraph-properties fo:border="0.0034in solid #E3E3E3" fo:padding="0in" style:shadow="no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62" style:parent-style-name="hljs-variable" style:family="text">
      <style:text-properties style:font-name="inherit" fo:color="#DF3079"/>
    </style:style>
    <style:style style:name="T463" style:parent-style-name="HTMLCode" style:family="text">
      <style:text-properties style:font-name="inherit" fo:color="#FFFFFF"/>
    </style:style>
    <style:style style:name="T464" style:parent-style-name="hljs-title" style:family="text">
      <style:text-properties style:font-name="inherit" fo:color="#F22C3D"/>
    </style:style>
    <style:style style:name="T465" style:parent-style-name="HTMLCode" style:family="text">
      <style:text-properties style:font-name="inherit" fo:color="#FFFFFF"/>
    </style:style>
    <style:style style:name="T466" style:parent-style-name="hljs-number" style:family="text">
      <style:text-properties style:font-name="inherit" fo:color="#DF3079"/>
    </style:style>
    <style:style style:name="T467" style:parent-style-name="HTMLCode" style:family="text">
      <style:text-properties style:font-name="inherit" fo:color="#FFFFFF"/>
    </style:style>
    <style:style style:name="T468" style:parent-style-name="hljs-number" style:family="text">
      <style:text-properties style:font-name="inherit" fo:color="#DF3079"/>
    </style:style>
    <style:style style:name="T469" style:parent-style-name="HTMLCode" style:family="text">
      <style:text-properties style:font-name="inherit" fo:color="#FFFFFF"/>
    </style:style>
    <style:style style:name="T470" style:parent-style-name="hljs-comment" style:family="text">
      <style:text-properties style:font-name="inherit" fo:color="#FFFFFF"/>
    </style:style>
    <style:style style:name="T471" style:parent-style-name="HTMLCode" style:family="text">
      <style:text-properties style:font-name="inherit" fo:color="#FFFFFF"/>
    </style:style>
    <style:style style:name="T472" style:parent-style-name="hljs-variable" style:family="text">
      <style:text-properties style:font-name="inherit" fo:color="#DF3079"/>
    </style:style>
    <style:style style:name="T473" style:parent-style-name="HTMLCode" style:family="text">
      <style:text-properties style:font-name="inherit" fo:color="#FFFFFF"/>
    </style:style>
    <style:style style:name="T474" style:parent-style-name="hljs-title" style:family="text">
      <style:text-properties style:font-name="inherit" fo:color="#F22C3D"/>
    </style:style>
    <style:style style:name="T475" style:parent-style-name="HTMLCode" style:family="text">
      <style:text-properties style:font-name="inherit" fo:color="#FFFFFF"/>
    </style:style>
    <style:style style:name="T476" style:parent-style-name="hljs-string" style:family="text">
      <style:text-properties style:font-name="inherit" fo:color="#00A67D"/>
    </style:style>
    <style:style style:name="T477" style:parent-style-name="HTMLCode" style:family="text">
      <style:text-properties style:font-name="inherit" fo:color="#FFFFFF"/>
    </style:style>
    <style:style style:name="T478" style:parent-style-name="hljs-number" style:family="text">
      <style:text-properties style:font-name="inherit" fo:color="#DF3079"/>
    </style:style>
    <style:style style:name="T479" style:parent-style-name="HTMLCode" style:family="text">
      <style:text-properties style:font-name="inherit" fo:color="#FFFFFF"/>
    </style:style>
    <style:style style:name="T480" style:parent-style-name="hljs-comment" style:family="text">
      <style:text-properties style:font-name="inherit" fo:color="#FFFFFF"/>
    </style:style>
    <style:style style:name="T481" style:parent-style-name="HTMLCode" style:family="text">
      <style:text-properties style:font-name="inherit" fo:color="#FFFFFF"/>
    </style:style>
    <style:style style:name="T482" style:parent-style-name="hljs-variable" style:family="text">
      <style:text-properties style:font-name="inherit" fo:color="#DF3079"/>
    </style:style>
    <style:style style:name="T483" style:parent-style-name="HTMLCode" style:family="text">
      <style:text-properties style:font-name="inherit" fo:color="#FFFFFF"/>
    </style:style>
    <style:style style:name="T484" style:parent-style-name="hljs-title" style:family="text">
      <style:text-properties style:font-name="inherit" fo:color="#F22C3D"/>
    </style:style>
    <style:style style:name="T485" style:parent-style-name="HTMLCode" style:family="text">
      <style:text-properties style:font-name="inherit" fo:color="#FFFFFF"/>
    </style:style>
    <style:style style:name="T486" style:parent-style-name="hljs-number" style:family="text">
      <style:text-properties style:font-name="inherit" fo:color="#DF3079"/>
    </style:style>
    <style:style style:name="T487" style:parent-style-name="HTMLCode" style:family="text">
      <style:text-properties style:font-name="inherit" fo:color="#FFFFFF"/>
    </style:style>
    <style:style style:name="T488" style:parent-style-name="hljs-string" style:family="text">
      <style:text-properties style:font-name="inherit" fo:color="#00A67D"/>
    </style:style>
    <style:style style:name="T489" style:parent-style-name="HTMLCode" style:family="text">
      <style:text-properties style:font-name="inherit" fo:color="#FFFFFF"/>
    </style:style>
    <style:style style:name="T490" style:parent-style-name="hljs-comment" style:family="text">
      <style:text-properties style:font-name="inherit" fo:color="#FFFFFF"/>
    </style:style>
    <style:style style:name="T491" style:parent-style-name="HTMLCode" style:family="text">
      <style:text-properties style:font-name="inherit" fo:color="#FFFFFF"/>
    </style:style>
    <style:style style:name="T492" style:parent-style-name="hljs-variable" style:family="text">
      <style:text-properties style:font-name="inherit" fo:color="#DF3079"/>
    </style:style>
    <style:style style:name="T493" style:parent-style-name="HTMLCode" style:family="text">
      <style:text-properties style:font-name="inherit" fo:color="#FFFFFF"/>
    </style:style>
    <style:style style:name="T494" style:parent-style-name="hljs-title" style:family="text">
      <style:text-properties style:font-name="inherit" fo:color="#F22C3D"/>
    </style:style>
    <style:style style:name="T495" style:parent-style-name="HTMLCode" style:family="text">
      <style:text-properties style:font-name="inherit" fo:color="#FFFFFF"/>
    </style:style>
    <style:style style:name="T496" style:parent-style-name="hljs-number" style:family="text">
      <style:text-properties style:font-name="inherit" fo:color="#DF3079"/>
    </style:style>
    <style:style style:name="T497" style:parent-style-name="HTMLCode" style:family="text">
      <style:text-properties style:font-name="inherit" fo:color="#FFFFFF"/>
    </style:style>
    <style:style style:name="T498" style:parent-style-name="hljs-number" style:family="text">
      <style:text-properties style:font-name="inherit" fo:color="#DF3079"/>
    </style:style>
    <style:style style:name="T499" style:parent-style-name="HTMLCode" style:family="text">
      <style:text-properties style:font-name="inherit" fo:color="#FFFFFF"/>
    </style:style>
    <style:style style:name="T500" style:parent-style-name="hljs-comment" style:family="text">
      <style:text-properties style:font-name="inherit" fo:color="#FFFFFF"/>
    </style:style>
    <style:style style:name="T501" style:parent-style-name="HTMLCode" style:family="text">
      <style:text-properties style:font-name="inherit" fo:color="#FFFFFF"/>
    </style:style>
    <style:style style:name="P502" style:parent-style-name="NormalWeb" style:list-style-name="LFO3" style:family="paragraph">
      <style:paragraph-properties fo:border="0.0034in solid #E3E3E3" fo:padding-top="0in" fo:padding-left="0.0694in" fo:padding-bottom="0in" fo:padding-right="0in" style:shadow="none" fo:margin-top="0in" fo:margin-bottom="0in" fo:background-color="#212121"/>
    </style:style>
    <style:style style:name="T503" style:parent-style-name="Strong" style:family="text">
      <style:text-properties style:font-name="Segoe UI" style:font-name-complex="Segoe UI" fo:color="#ECECEC"/>
    </style:style>
    <style:style style:name="T504" style:parent-style-name="HTMLCode" style:family="text">
      <style:text-properties style:font-name="Ubuntu Mono" fo:font-weight="bold" style:font-weight-asian="bold" style:font-weight-complex="bold" fo:color="#ECECEC" fo:font-size="10.5pt" style:font-size-asian="10.5pt" style:font-size-complex="10.5pt"/>
    </style:style>
    <style:style style:name="T505" style:parent-style-name="Strong" style:family="text">
      <style:text-properties style:font-name="Segoe UI" style:font-name-complex="Segoe UI" fo:color="#ECECEC"/>
    </style:style>
    <style:style style:name="T506" style:parent-style-name="DefaultParagraphFont" style:family="text">
      <style:text-properties style:font-name="Segoe UI" style:font-name-complex="Segoe UI" fo:color="#ECECEC"/>
    </style:style>
    <style:style style:name="P507" style:parent-style-name="NormalWeb" style:family="paragraph">
      <style:paragraph-properties fo:border="0.0034in solid #E3E3E3" fo:padding-top="0in" fo:padding-left="0.0694in" fo:padding-bottom="0in" fo:padding-right="0in" style:shadow="none" fo:margin-top="0in" fo:margin-bottom="0in" fo:margin-left="0.5in" fo:background-color="#212121">
        <style:tab-stops/>
      </style:paragraph-properties>
      <style:text-properties style:font-name="Segoe UI" style:font-name-complex="Segoe UI" fo:color="#ECECEC"/>
    </style:style>
    <style:style style:name="P508" style:parent-style-name="HTMLPreformatted" style:family="paragraph">
      <style:paragraph-properties fo:border="0.0034in solid #E3E3E3" fo:padding="0in" style:shadow="no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509" style:parent-style-name="DefaultParagraphFont" style:family="text">
      <style:text-properties style:font-name="Segoe UI" style:font-name-complex="Segoe UI" fo:color="#ECECEC" fo:font-size="10.5pt" style:font-size-asian="10.5pt" style:font-size-complex="10.5pt"/>
    </style:style>
    <style:style style:name="P510" style:parent-style-name="HTMLPreformatted" style:family="paragraph">
      <style:paragraph-properties fo:border="0.0034in solid #E3E3E3" fo:padding="0in" style:shadow="no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511" style:parent-style-name="hljs-variable" style:family="text">
      <style:text-properties style:font-name="inherit" fo:color="#DF3079"/>
    </style:style>
    <style:style style:name="T512" style:parent-style-name="HTMLCode" style:family="text">
      <style:text-properties style:font-name="inherit" fo:color="#FFFFFF"/>
    </style:style>
    <style:style style:name="T513" style:parent-style-name="hljs-title" style:family="text">
      <style:text-properties style:font-name="inherit" fo:color="#F22C3D"/>
    </style:style>
    <style:style style:name="T514" style:parent-style-name="HTMLCode" style:family="text">
      <style:text-properties style:font-name="inherit" fo:color="#FFFFFF"/>
    </style:style>
    <style:style style:name="T515" style:parent-style-name="hljs-number" style:family="text">
      <style:text-properties style:font-name="inherit" fo:color="#DF3079"/>
    </style:style>
    <style:style style:name="T516" style:parent-style-name="HTMLCode" style:family="text">
      <style:text-properties style:font-name="inherit" fo:color="#FFFFFF"/>
    </style:style>
    <style:style style:name="T517" style:parent-style-name="hljs-number" style:family="text">
      <style:text-properties style:font-name="inherit" fo:color="#DF3079"/>
    </style:style>
    <style:style style:name="T518" style:parent-style-name="HTMLCode" style:family="text">
      <style:text-properties style:font-name="inherit" fo:color="#FFFFFF"/>
    </style:style>
    <style:style style:name="T519" style:parent-style-name="hljs-comment" style:family="text">
      <style:text-properties style:font-name="inherit" fo:color="#FFFFFF"/>
    </style:style>
    <style:style style:name="T520" style:parent-style-name="HTMLCode" style:family="text">
      <style:text-properties style:font-name="inherit" fo:color="#FFFFFF"/>
    </style:style>
    <style:style style:name="T521" style:parent-style-name="hljs-variable" style:family="text">
      <style:text-properties style:font-name="inherit" fo:color="#DF3079"/>
    </style:style>
    <style:style style:name="T522" style:parent-style-name="HTMLCode" style:family="text">
      <style:text-properties style:font-name="inherit" fo:color="#FFFFFF"/>
    </style:style>
    <style:style style:name="T523" style:parent-style-name="hljs-title" style:family="text">
      <style:text-properties style:font-name="inherit" fo:color="#F22C3D"/>
    </style:style>
    <style:style style:name="T524" style:parent-style-name="HTMLCode" style:family="text">
      <style:text-properties style:font-name="inherit" fo:color="#FFFFFF"/>
    </style:style>
    <style:style style:name="T525" style:parent-style-name="hljs-string" style:family="text">
      <style:text-properties style:font-name="inherit" fo:color="#00A67D"/>
    </style:style>
    <style:style style:name="T526" style:parent-style-name="HTMLCode" style:family="text">
      <style:text-properties style:font-name="inherit" fo:color="#FFFFFF"/>
    </style:style>
    <style:style style:name="T527" style:parent-style-name="hljs-number" style:family="text">
      <style:text-properties style:font-name="inherit" fo:color="#DF3079"/>
    </style:style>
    <style:style style:name="T528" style:parent-style-name="HTMLCode" style:family="text">
      <style:text-properties style:font-name="inherit" fo:color="#FFFFFF"/>
    </style:style>
    <style:style style:name="T529" style:parent-style-name="hljs-comment" style:family="text">
      <style:text-properties style:font-name="inherit" fo:color="#FFFFFF"/>
    </style:style>
    <style:style style:name="T530" style:parent-style-name="HTMLCode" style:family="text">
      <style:text-properties style:font-name="inherit" fo:color="#FFFFFF"/>
    </style:style>
    <style:style style:name="T531" style:parent-style-name="hljs-variable" style:family="text">
      <style:text-properties style:font-name="inherit" fo:color="#DF3079"/>
    </style:style>
    <style:style style:name="T532" style:parent-style-name="HTMLCode" style:family="text">
      <style:text-properties style:font-name="inherit" fo:color="#FFFFFF"/>
    </style:style>
    <style:style style:name="T533" style:parent-style-name="hljs-title" style:family="text">
      <style:text-properties style:font-name="inherit" fo:color="#F22C3D"/>
    </style:style>
    <style:style style:name="T534" style:parent-style-name="HTMLCode" style:family="text">
      <style:text-properties style:font-name="inherit" fo:color="#FFFFFF"/>
    </style:style>
    <style:style style:name="T535" style:parent-style-name="hljs-number" style:family="text">
      <style:text-properties style:font-name="inherit" fo:color="#DF3079"/>
    </style:style>
    <style:style style:name="T536" style:parent-style-name="HTMLCode" style:family="text">
      <style:text-properties style:font-name="inherit" fo:color="#FFFFFF"/>
    </style:style>
    <style:style style:name="T537" style:parent-style-name="hljs-string" style:family="text">
      <style:text-properties style:font-name="inherit" fo:color="#00A67D"/>
    </style:style>
    <style:style style:name="T538" style:parent-style-name="HTMLCode" style:family="text">
      <style:text-properties style:font-name="inherit" fo:color="#FFFFFF"/>
    </style:style>
    <style:style style:name="T539" style:parent-style-name="hljs-comment" style:family="text">
      <style:text-properties style:font-name="inherit" fo:color="#FFFFFF"/>
    </style:style>
    <style:style style:name="T540" style:parent-style-name="HTMLCode" style:family="text">
      <style:text-properties style:font-name="inherit" fo:color="#FFFFFF"/>
    </style:style>
    <style:style style:name="T541" style:parent-style-name="hljs-variable" style:family="text">
      <style:text-properties style:font-name="inherit" fo:color="#DF3079"/>
    </style:style>
    <style:style style:name="T542" style:parent-style-name="HTMLCode" style:family="text">
      <style:text-properties style:font-name="inherit" fo:color="#FFFFFF"/>
    </style:style>
    <style:style style:name="T543" style:parent-style-name="hljs-title" style:family="text">
      <style:text-properties style:font-name="inherit" fo:color="#F22C3D"/>
    </style:style>
    <style:style style:name="T544" style:parent-style-name="HTMLCode" style:family="text">
      <style:text-properties style:font-name="inherit" fo:color="#FFFFFF"/>
    </style:style>
    <style:style style:name="T545" style:parent-style-name="hljs-number" style:family="text">
      <style:text-properties style:font-name="inherit" fo:color="#DF3079"/>
    </style:style>
    <style:style style:name="T546" style:parent-style-name="HTMLCode" style:family="text">
      <style:text-properties style:font-name="inherit" fo:color="#FFFFFF"/>
    </style:style>
    <style:style style:name="T547" style:parent-style-name="hljs-number" style:family="text">
      <style:text-properties style:font-name="inherit" fo:color="#DF3079"/>
    </style:style>
    <style:style style:name="T548" style:parent-style-name="HTMLCode" style:family="text">
      <style:text-properties style:font-name="inherit" fo:color="#FFFFFF"/>
    </style:style>
    <style:style style:name="T549" style:parent-style-name="hljs-comment" style:family="text">
      <style:text-properties style:font-name="inherit" fo:color="#FFFFFF"/>
    </style:style>
    <style:style style:name="T550" style:parent-style-name="HTMLCode" style:family="text">
      <style:text-properties style:font-name="inherit" fo:color="#FFFFFF"/>
    </style:style>
    <style:style style:name="P551" style:parent-style-name="NormalWeb" style:list-style-name="LFO3" style:family="paragraph">
      <style:paragraph-properties fo:border="0.0034in solid #E3E3E3" fo:padding-top="0in" fo:padding-left="0.0694in" fo:padding-bottom="0in" fo:padding-right="0in" style:shadow="none" fo:margin-top="0in" fo:margin-bottom="0in" fo:background-color="#212121"/>
    </style:style>
    <style:style style:name="T552" style:parent-style-name="Strong" style:family="text">
      <style:text-properties style:font-name="Segoe UI" style:font-name-complex="Segoe UI" fo:color="#ECECEC"/>
    </style:style>
    <style:style style:name="T553" style:parent-style-name="HTMLCode" style:family="text">
      <style:text-properties style:font-name="Ubuntu Mono" fo:font-weight="bold" style:font-weight-asian="bold" style:font-weight-complex="bold" fo:color="#ECECEC" fo:font-size="10.5pt" style:font-size-asian="10.5pt" style:font-size-complex="10.5pt"/>
    </style:style>
    <style:style style:name="T554" style:parent-style-name="Strong" style:family="text">
      <style:text-properties style:font-name="Segoe UI" style:font-name-complex="Segoe UI" fo:color="#ECECEC"/>
    </style:style>
    <style:style style:name="T555" style:parent-style-name="DefaultParagraphFont" style:family="text">
      <style:text-properties style:font-name="Segoe UI" style:font-name-complex="Segoe UI" fo:color="#ECECEC"/>
    </style:style>
    <style:style style:name="P556" style:parent-style-name="NormalWeb" style:family="paragraph">
      <style:paragraph-properties fo:border="0.0034in solid #E3E3E3" fo:padding-top="0in" fo:padding-left="0.0694in" fo:padding-bottom="0in" fo:padding-right="0in" style:shadow="none" fo:margin-top="0in" fo:margin-bottom="0in" fo:margin-left="0.5in" fo:background-color="#212121">
        <style:tab-stops/>
      </style:paragraph-properties>
      <style:text-properties style:font-name="Segoe UI" style:font-name-complex="Segoe UI" fo:color="#ECECEC"/>
    </style:style>
    <style:style style:name="P557" style:parent-style-name="HTMLPreformatted" style:family="paragraph">
      <style:paragraph-properties fo:border="0.0034in solid #E3E3E3" fo:padding="0in" style:shadow="no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558" style:parent-style-name="DefaultParagraphFont" style:family="text">
      <style:text-properties style:font-name="Segoe UI" style:font-name-complex="Segoe UI" fo:color="#ECECEC" fo:font-size="10.5pt" style:font-size-asian="10.5pt" style:font-size-complex="10.5pt"/>
    </style:style>
    <style:style style:name="P559" style:parent-style-name="HTMLPreformatted" style:family="paragraph">
      <style:paragraph-properties fo:border="0.0034in solid #E3E3E3" fo:padding="0in" style:shadow="no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560" style:parent-style-name="hljs-variable" style:family="text">
      <style:text-properties style:font-name="inherit" fo:color="#DF3079"/>
    </style:style>
    <style:style style:name="T561" style:parent-style-name="HTMLCode" style:family="text">
      <style:text-properties style:font-name="inherit" fo:color="#FFFFFF"/>
    </style:style>
    <style:style style:name="T562" style:parent-style-name="hljs-title" style:family="text">
      <style:text-properties style:font-name="inherit" fo:color="#F22C3D"/>
    </style:style>
    <style:style style:name="T563" style:parent-style-name="HTMLCode" style:family="text">
      <style:text-properties style:font-name="inherit" fo:color="#FFFFFF"/>
    </style:style>
    <style:style style:name="T564" style:parent-style-name="hljs-number" style:family="text">
      <style:text-properties style:font-name="inherit" fo:color="#DF3079"/>
    </style:style>
    <style:style style:name="T565" style:parent-style-name="HTMLCode" style:family="text">
      <style:text-properties style:font-name="inherit" fo:color="#FFFFFF"/>
    </style:style>
    <style:style style:name="T566" style:parent-style-name="hljs-number" style:family="text">
      <style:text-properties style:font-name="inherit" fo:color="#DF3079"/>
    </style:style>
    <style:style style:name="T567" style:parent-style-name="HTMLCode" style:family="text">
      <style:text-properties style:font-name="inherit" fo:color="#FFFFFF"/>
    </style:style>
    <style:style style:name="T568" style:parent-style-name="hljs-comment" style:family="text">
      <style:text-properties style:font-name="inherit" fo:color="#FFFFFF"/>
    </style:style>
    <style:style style:name="T569" style:parent-style-name="HTMLCode" style:family="text">
      <style:text-properties style:font-name="inherit" fo:color="#FFFFFF"/>
    </style:style>
    <style:style style:name="T570" style:parent-style-name="hljs-variable" style:family="text">
      <style:text-properties style:font-name="inherit" fo:color="#DF3079"/>
    </style:style>
    <style:style style:name="T571" style:parent-style-name="HTMLCode" style:family="text">
      <style:text-properties style:font-name="inherit" fo:color="#FFFFFF"/>
    </style:style>
    <style:style style:name="T572" style:parent-style-name="hljs-title" style:family="text">
      <style:text-properties style:font-name="inherit" fo:color="#F22C3D"/>
    </style:style>
    <style:style style:name="T573" style:parent-style-name="HTMLCode" style:family="text">
      <style:text-properties style:font-name="inherit" fo:color="#FFFFFF"/>
    </style:style>
    <style:style style:name="T574" style:parent-style-name="hljs-number" style:family="text">
      <style:text-properties style:font-name="inherit" fo:color="#DF3079"/>
    </style:style>
    <style:style style:name="T575" style:parent-style-name="HTMLCode" style:family="text">
      <style:text-properties style:font-name="inherit" fo:color="#FFFFFF"/>
    </style:style>
    <style:style style:name="T576" style:parent-style-name="hljs-number" style:family="text">
      <style:text-properties style:font-name="inherit" fo:color="#DF3079"/>
    </style:style>
    <style:style style:name="T577" style:parent-style-name="HTMLCode" style:family="text">
      <style:text-properties style:font-name="inherit" fo:color="#FFFFFF"/>
    </style:style>
    <style:style style:name="T578" style:parent-style-name="hljs-comment" style:family="text">
      <style:text-properties style:font-name="inherit" fo:color="#FFFFFF"/>
    </style:style>
    <style:style style:name="T579" style:parent-style-name="HTMLCode" style:family="text">
      <style:text-properties style:font-name="inherit" fo:color="#FFFFFF"/>
    </style:style>
    <style:style style:name="P580" style:parent-style-name="NormalWeb" style:list-style-name="LFO3" style:family="paragraph">
      <style:paragraph-properties fo:border="0.0034in solid #E3E3E3" fo:padding-top="0in" fo:padding-left="0.0694in" fo:padding-bottom="0in" fo:padding-right="0in" style:shadow="none" fo:margin-top="0in" fo:margin-bottom="0in" fo:background-color="#212121"/>
    </style:style>
    <style:style style:name="T581" style:parent-style-name="Strong" style:family="text">
      <style:text-properties style:font-name="Segoe UI" style:font-name-complex="Segoe UI" fo:color="#ECECEC"/>
    </style:style>
    <style:style style:name="T582" style:parent-style-name="HTMLCode" style:family="text">
      <style:text-properties style:font-name="Ubuntu Mono" fo:font-weight="bold" style:font-weight-asian="bold" style:font-weight-complex="bold" fo:color="#ECECEC" fo:font-size="10.5pt" style:font-size-asian="10.5pt" style:font-size-complex="10.5pt"/>
    </style:style>
    <style:style style:name="T583" style:parent-style-name="Strong" style:family="text">
      <style:text-properties style:font-name="Segoe UI" style:font-name-complex="Segoe UI" fo:color="#ECECEC"/>
    </style:style>
    <style:style style:name="T584" style:parent-style-name="DefaultParagraphFont" style:family="text">
      <style:text-properties style:font-name="Segoe UI" style:font-name-complex="Segoe UI" fo:color="#ECECEC"/>
    </style:style>
    <style:style style:name="P585" style:parent-style-name="NormalWeb" style:family="paragraph">
      <style:paragraph-properties fo:border="0.0034in solid #E3E3E3" fo:padding-top="0in" fo:padding-left="0.0694in" fo:padding-bottom="0in" fo:padding-right="0in" style:shadow="none" fo:margin-top="0in" fo:margin-bottom="0in" fo:margin-left="0.5in" fo:background-color="#212121">
        <style:tab-stops/>
      </style:paragraph-properties>
      <style:text-properties style:font-name="Segoe UI" style:font-name-complex="Segoe UI" fo:color="#ECECEC"/>
    </style:style>
    <style:style style:name="P586" style:parent-style-name="HTMLPreformatted" style:family="paragraph">
      <style:paragraph-properties fo:border="0.0034in solid #E3E3E3" fo:padding="0in" style:shadow="no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587" style:parent-style-name="DefaultParagraphFont" style:family="text">
      <style:text-properties style:font-name="Segoe UI" style:font-name-complex="Segoe UI" fo:color="#ECECEC" fo:font-size="10.5pt" style:font-size-asian="10.5pt" style:font-size-complex="10.5pt"/>
    </style:style>
    <style:style style:name="P588" style:parent-style-name="HTMLPreformatted" style:family="paragraph">
      <style:paragraph-properties fo:border="0.0034in solid #E3E3E3" fo:padding="0in" style:shadow="no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589" style:parent-style-name="hljs-variable" style:family="text">
      <style:text-properties style:font-name="inherit" fo:color="#DF3079"/>
    </style:style>
    <style:style style:name="T590" style:parent-style-name="HTMLCode" style:family="text">
      <style:text-properties style:font-name="inherit" fo:color="#FFFFFF"/>
    </style:style>
    <style:style style:name="T591" style:parent-style-name="hljs-title" style:family="text">
      <style:text-properties style:font-name="inherit" fo:color="#F22C3D"/>
    </style:style>
    <style:style style:name="T592" style:parent-style-name="HTMLCode" style:family="text">
      <style:text-properties style:font-name="inherit" fo:color="#FFFFFF"/>
    </style:style>
    <style:style style:name="T593" style:parent-style-name="hljs-number" style:family="text">
      <style:text-properties style:font-name="inherit" fo:color="#DF3079"/>
    </style:style>
    <style:style style:name="T594" style:parent-style-name="HTMLCode" style:family="text">
      <style:text-properties style:font-name="inherit" fo:color="#FFFFFF"/>
    </style:style>
    <style:style style:name="T595" style:parent-style-name="hljs-number" style:family="text">
      <style:text-properties style:font-name="inherit" fo:color="#DF3079"/>
    </style:style>
    <style:style style:name="T596" style:parent-style-name="HTMLCode" style:family="text">
      <style:text-properties style:font-name="inherit" fo:color="#FFFFFF"/>
    </style:style>
    <style:style style:name="T597" style:parent-style-name="hljs-comment" style:family="text">
      <style:text-properties style:font-name="inherit" fo:color="#FFFFFF"/>
    </style:style>
    <style:style style:name="T598" style:parent-style-name="HTMLCode" style:family="text">
      <style:text-properties style:font-name="inherit" fo:color="#FFFFFF"/>
    </style:style>
    <style:style style:name="T599" style:parent-style-name="hljs-variable" style:family="text">
      <style:text-properties style:font-name="inherit" fo:color="#DF3079"/>
    </style:style>
    <style:style style:name="T600" style:parent-style-name="HTMLCode" style:family="text">
      <style:text-properties style:font-name="inherit" fo:color="#FFFFFF"/>
    </style:style>
    <style:style style:name="T601" style:parent-style-name="hljs-title" style:family="text">
      <style:text-properties style:font-name="inherit" fo:color="#F22C3D"/>
    </style:style>
    <style:style style:name="T602" style:parent-style-name="HTMLCode" style:family="text">
      <style:text-properties style:font-name="inherit" fo:color="#FFFFFF"/>
    </style:style>
    <style:style style:name="T603" style:parent-style-name="hljs-number" style:family="text">
      <style:text-properties style:font-name="inherit" fo:color="#DF3079"/>
    </style:style>
    <style:style style:name="T604" style:parent-style-name="HTMLCode" style:family="text">
      <style:text-properties style:font-name="inherit" fo:color="#FFFFFF"/>
    </style:style>
    <style:style style:name="T605" style:parent-style-name="hljs-number" style:family="text">
      <style:text-properties style:font-name="inherit" fo:color="#DF3079"/>
    </style:style>
    <style:style style:name="T606" style:parent-style-name="HTMLCode" style:family="text">
      <style:text-properties style:font-name="inherit" fo:color="#FFFFFF"/>
    </style:style>
    <style:style style:name="T607" style:parent-style-name="hljs-comment" style:family="text">
      <style:text-properties style:font-name="inherit" fo:color="#FFFFFF"/>
    </style:style>
    <style:style style:name="T608" style:parent-style-name="HTMLCode" style:family="text">
      <style:text-properties style:font-name="inherit" fo:color="#FFFFFF"/>
    </style:style>
    <style:style style:name="T609" style:parent-style-name="hljs-variable" style:family="text">
      <style:text-properties style:font-name="inherit" fo:color="#DF3079"/>
    </style:style>
    <style:style style:name="T610" style:parent-style-name="HTMLCode" style:family="text">
      <style:text-properties style:font-name="inherit" fo:color="#FFFFFF"/>
    </style:style>
    <style:style style:name="T611" style:parent-style-name="hljs-title" style:family="text">
      <style:text-properties style:font-name="inherit" fo:color="#F22C3D"/>
    </style:style>
    <style:style style:name="T612" style:parent-style-name="HTMLCode" style:family="text">
      <style:text-properties style:font-name="inherit" fo:color="#FFFFFF"/>
    </style:style>
    <style:style style:name="T613" style:parent-style-name="hljs-number" style:family="text">
      <style:text-properties style:font-name="inherit" fo:color="#DF3079"/>
    </style:style>
    <style:style style:name="T614" style:parent-style-name="HTMLCode" style:family="text">
      <style:text-properties style:font-name="inherit" fo:color="#FFFFFF"/>
    </style:style>
    <style:style style:name="T615" style:parent-style-name="hljs-number" style:family="text">
      <style:text-properties style:font-name="inherit" fo:color="#DF3079"/>
    </style:style>
    <style:style style:name="T616" style:parent-style-name="HTMLCode" style:family="text">
      <style:text-properties style:font-name="inherit" fo:color="#FFFFFF"/>
    </style:style>
    <style:style style:name="T617" style:parent-style-name="hljs-comment" style:family="text">
      <style:text-properties style:font-name="inherit" fo:color="#FFFFFF"/>
    </style:style>
    <style:style style:name="T618" style:parent-style-name="HTMLCode" style:family="text">
      <style:text-properties style:font-name="inherit" fo:color="#FFFFFF"/>
    </style:style>
    <style:style style:name="P619" style:parent-style-name="NormalWeb" style:list-style-name="LFO3" style:family="paragraph">
      <style:paragraph-properties fo:border="0.0034in solid #E3E3E3" fo:padding-top="0in" fo:padding-left="0.0694in" fo:padding-bottom="0in" fo:padding-right="0in" style:shadow="none" fo:margin-top="0in" fo:margin-bottom="0in" fo:background-color="#212121"/>
    </style:style>
    <style:style style:name="T620" style:parent-style-name="Strong" style:family="text">
      <style:text-properties style:font-name="Segoe UI" style:font-name-complex="Segoe UI" fo:color="#ECECEC"/>
    </style:style>
    <style:style style:name="T621" style:parent-style-name="HTMLCode" style:family="text">
      <style:text-properties style:font-name="Ubuntu Mono" fo:font-weight="bold" style:font-weight-asian="bold" style:font-weight-complex="bold" fo:color="#ECECEC" fo:font-size="10.5pt" style:font-size-asian="10.5pt" style:font-size-complex="10.5pt"/>
    </style:style>
    <style:style style:name="T622" style:parent-style-name="Strong" style:family="text">
      <style:text-properties style:font-name="Segoe UI" style:font-name-complex="Segoe UI" fo:color="#ECECEC"/>
    </style:style>
    <style:style style:name="T623" style:parent-style-name="DefaultParagraphFont" style:family="text">
      <style:text-properties style:font-name="Segoe UI" style:font-name-complex="Segoe UI" fo:color="#ECECEC"/>
    </style:style>
    <style:style style:name="P624" style:parent-style-name="NormalWeb" style:family="paragraph">
      <style:paragraph-properties fo:border="0.0034in solid #E3E3E3" fo:padding-top="0in" fo:padding-left="0.0694in" fo:padding-bottom="0in" fo:padding-right="0in" style:shadow="none" fo:margin-top="0in" fo:margin-bottom="0in" fo:margin-left="0.5in" fo:background-color="#212121">
        <style:tab-stops/>
      </style:paragraph-properties>
      <style:text-properties style:font-name="Segoe UI" style:font-name-complex="Segoe UI" fo:color="#ECECEC"/>
    </style:style>
    <style:style style:name="P625" style:parent-style-name="HTMLPreformatted" style:family="paragraph">
      <style:paragraph-properties fo:border="0.0034in solid #E3E3E3" fo:padding="0in" style:shadow="no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626" style:parent-style-name="DefaultParagraphFont" style:family="text">
      <style:text-properties style:font-name="Segoe UI" style:font-name-complex="Segoe UI" fo:color="#ECECEC" fo:font-size="10.5pt" style:font-size-asian="10.5pt" style:font-size-complex="10.5pt"/>
    </style:style>
    <style:style style:name="P627" style:parent-style-name="HTMLPreformatted" style:family="paragraph">
      <style:paragraph-properties fo:border="0.0034in solid #E3E3E3" fo:padding="0in" style:shadow="no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628" style:parent-style-name="hljs-variable" style:family="text">
      <style:text-properties style:font-name="inherit" fo:color="#DF3079"/>
    </style:style>
    <style:style style:name="T629" style:parent-style-name="HTMLCode" style:family="text">
      <style:text-properties style:font-name="inherit" fo:color="#FFFFFF"/>
    </style:style>
    <style:style style:name="T630" style:parent-style-name="hljs-title" style:family="text">
      <style:text-properties style:font-name="inherit" fo:color="#F22C3D"/>
    </style:style>
    <style:style style:name="T631" style:parent-style-name="HTMLCode" style:family="text">
      <style:text-properties style:font-name="inherit" fo:color="#FFFFFF"/>
    </style:style>
    <style:style style:name="T632" style:parent-style-name="hljs-number" style:family="text">
      <style:text-properties style:font-name="inherit" fo:color="#DF3079"/>
    </style:style>
    <style:style style:name="T633" style:parent-style-name="HTMLCode" style:family="text">
      <style:text-properties style:font-name="inherit" fo:color="#FFFFFF"/>
    </style:style>
    <style:style style:name="T634" style:parent-style-name="hljs-number" style:family="text">
      <style:text-properties style:font-name="inherit" fo:color="#DF3079"/>
    </style:style>
    <style:style style:name="T635" style:parent-style-name="HTMLCode" style:family="text">
      <style:text-properties style:font-name="inherit" fo:color="#FFFFFF"/>
    </style:style>
    <style:style style:name="T636" style:parent-style-name="hljs-comment" style:family="text">
      <style:text-properties style:font-name="inherit" fo:color="#FFFFFF"/>
    </style:style>
    <style:style style:name="T637" style:parent-style-name="HTMLCode" style:family="text">
      <style:text-properties style:font-name="inherit" fo:color="#FFFFFF"/>
    </style:style>
    <style:style style:name="T638" style:parent-style-name="hljs-variable" style:family="text">
      <style:text-properties style:font-name="inherit" fo:color="#DF3079"/>
    </style:style>
    <style:style style:name="T639" style:parent-style-name="HTMLCode" style:family="text">
      <style:text-properties style:font-name="inherit" fo:color="#FFFFFF"/>
    </style:style>
    <style:style style:name="T640" style:parent-style-name="hljs-title" style:family="text">
      <style:text-properties style:font-name="inherit" fo:color="#F22C3D"/>
    </style:style>
    <style:style style:name="T641" style:parent-style-name="HTMLCode" style:family="text">
      <style:text-properties style:font-name="inherit" fo:color="#FFFFFF"/>
    </style:style>
    <style:style style:name="T642" style:parent-style-name="hljs-number" style:family="text">
      <style:text-properties style:font-name="inherit" fo:color="#DF3079"/>
    </style:style>
    <style:style style:name="T643" style:parent-style-name="HTMLCode" style:family="text">
      <style:text-properties style:font-name="inherit" fo:color="#FFFFFF"/>
    </style:style>
    <style:style style:name="T644" style:parent-style-name="hljs-number" style:family="text">
      <style:text-properties style:font-name="inherit" fo:color="#DF3079"/>
    </style:style>
    <style:style style:name="T645" style:parent-style-name="HTMLCode" style:family="text">
      <style:text-properties style:font-name="inherit" fo:color="#FFFFFF"/>
    </style:style>
    <style:style style:name="T646" style:parent-style-name="hljs-comment" style:family="text">
      <style:text-properties style:font-name="inherit" fo:color="#FFFFFF"/>
    </style:style>
    <style:style style:name="T647" style:parent-style-name="HTMLCode" style:family="text">
      <style:text-properties style:font-name="inherit" fo:color="#FFFFFF"/>
    </style:style>
    <style:style style:name="P648" style:parent-style-name="NormalWeb" style:list-style-name="LFO3" style:family="paragraph">
      <style:paragraph-properties fo:border="0.0034in solid #E3E3E3" fo:padding-top="0in" fo:padding-left="0.0694in" fo:padding-bottom="0in" fo:padding-right="0in" style:shadow="none" fo:margin-top="0in" fo:margin-bottom="0in" fo:background-color="#212121"/>
    </style:style>
    <style:style style:name="T649" style:parent-style-name="Strong" style:family="text">
      <style:text-properties style:font-name="Segoe UI" style:font-name-complex="Segoe UI" fo:color="#ECECEC"/>
    </style:style>
    <style:style style:name="T650" style:parent-style-name="HTMLCode" style:family="text">
      <style:text-properties style:font-name="Ubuntu Mono" fo:font-weight="bold" style:font-weight-asian="bold" style:font-weight-complex="bold" fo:color="#ECECEC" fo:font-size="10.5pt" style:font-size-asian="10.5pt" style:font-size-complex="10.5pt"/>
    </style:style>
    <style:style style:name="T651" style:parent-style-name="Strong" style:family="text">
      <style:text-properties style:font-name="Segoe UI" style:font-name-complex="Segoe UI" fo:color="#ECECEC"/>
    </style:style>
    <style:style style:name="T652" style:parent-style-name="DefaultParagraphFont" style:family="text">
      <style:text-properties style:font-name="Segoe UI" style:font-name-complex="Segoe UI" fo:color="#ECECEC"/>
    </style:style>
    <style:style style:name="P653" style:parent-style-name="NormalWeb" style:family="paragraph">
      <style:paragraph-properties fo:border="0.0034in solid #E3E3E3" fo:padding-top="0in" fo:padding-left="0.0694in" fo:padding-bottom="0in" fo:padding-right="0in" style:shadow="none" fo:margin-top="0in" fo:margin-bottom="0in" fo:margin-left="0.5in" fo:background-color="#212121">
        <style:tab-stops/>
      </style:paragraph-properties>
      <style:text-properties style:font-name="Segoe UI" style:font-name-complex="Segoe UI" fo:color="#ECECEC"/>
    </style:style>
    <style:style style:name="P654" style:parent-style-name="HTMLPreformatted" style:family="paragraph">
      <style:paragraph-properties fo:border="0.0034in solid #E3E3E3" fo:padding="0in" style:shadow="no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655" style:parent-style-name="DefaultParagraphFont" style:family="text">
      <style:text-properties style:font-name="Segoe UI" style:font-name-complex="Segoe UI" fo:color="#ECECEC" fo:font-size="10.5pt" style:font-size-asian="10.5pt" style:font-size-complex="10.5pt"/>
    </style:style>
    <style:style style:name="P656" style:parent-style-name="HTMLPreformatted" style:family="paragraph">
      <style:paragraph-properties fo:border="0.0034in solid #E3E3E3" fo:padding="0in" style:shadow="no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657" style:parent-style-name="hljs-variable" style:family="text">
      <style:text-properties style:font-name="inherit" fo:color="#DF3079"/>
    </style:style>
    <style:style style:name="T658" style:parent-style-name="HTMLCode" style:family="text">
      <style:text-properties style:font-name="inherit" fo:color="#FFFFFF"/>
    </style:style>
    <style:style style:name="T659" style:parent-style-name="hljs-title" style:family="text">
      <style:text-properties style:font-name="inherit" fo:color="#F22C3D"/>
    </style:style>
    <style:style style:name="T660" style:parent-style-name="HTMLCode" style:family="text">
      <style:text-properties style:font-name="inherit" fo:color="#FFFFFF"/>
    </style:style>
    <style:style style:name="T661" style:parent-style-name="hljs-number" style:family="text">
      <style:text-properties style:font-name="inherit" fo:color="#DF3079"/>
    </style:style>
    <style:style style:name="T662" style:parent-style-name="HTMLCode" style:family="text">
      <style:text-properties style:font-name="inherit" fo:color="#FFFFFF"/>
    </style:style>
    <style:style style:name="T663" style:parent-style-name="hljs-number" style:family="text">
      <style:text-properties style:font-name="inherit" fo:color="#DF3079"/>
    </style:style>
    <style:style style:name="T664" style:parent-style-name="HTMLCode" style:family="text">
      <style:text-properties style:font-name="inherit" fo:color="#FFFFFF"/>
    </style:style>
    <style:style style:name="T665" style:parent-style-name="hljs-comment" style:family="text">
      <style:text-properties style:font-name="inherit" fo:color="#FFFFFF"/>
    </style:style>
    <style:style style:name="T666" style:parent-style-name="HTMLCode" style:family="text">
      <style:text-properties style:font-name="inherit" fo:color="#FFFFFF"/>
    </style:style>
    <style:style style:name="T667" style:parent-style-name="hljs-variable" style:family="text">
      <style:text-properties style:font-name="inherit" fo:color="#DF3079"/>
    </style:style>
    <style:style style:name="T668" style:parent-style-name="HTMLCode" style:family="text">
      <style:text-properties style:font-name="inherit" fo:color="#FFFFFF"/>
    </style:style>
    <style:style style:name="T669" style:parent-style-name="hljs-title" style:family="text">
      <style:text-properties style:font-name="inherit" fo:color="#F22C3D"/>
    </style:style>
    <style:style style:name="T670" style:parent-style-name="HTMLCode" style:family="text">
      <style:text-properties style:font-name="inherit" fo:color="#FFFFFF"/>
    </style:style>
    <style:style style:name="T671" style:parent-style-name="hljs-number" style:family="text">
      <style:text-properties style:font-name="inherit" fo:color="#DF3079"/>
    </style:style>
    <style:style style:name="T672" style:parent-style-name="HTMLCode" style:family="text">
      <style:text-properties style:font-name="inherit" fo:color="#FFFFFF"/>
    </style:style>
    <style:style style:name="T673" style:parent-style-name="hljs-number" style:family="text">
      <style:text-properties style:font-name="inherit" fo:color="#DF3079"/>
    </style:style>
    <style:style style:name="T674" style:parent-style-name="HTMLCode" style:family="text">
      <style:text-properties style:font-name="inherit" fo:color="#FFFFFF"/>
    </style:style>
    <style:style style:name="T675" style:parent-style-name="hljs-comment" style:family="text">
      <style:text-properties style:font-name="inherit" fo:color="#FFFFFF"/>
    </style:style>
    <style:style style:name="T676" style:parent-style-name="HTMLCode" style:family="text">
      <style:text-properties style:font-name="inherit" fo:color="#FFFFFF"/>
    </style:style>
    <style:style style:name="T677" style:parent-style-name="hljs-variable" style:family="text">
      <style:text-properties style:font-name="inherit" fo:color="#DF3079"/>
    </style:style>
    <style:style style:name="T678" style:parent-style-name="HTMLCode" style:family="text">
      <style:text-properties style:font-name="inherit" fo:color="#FFFFFF"/>
    </style:style>
    <style:style style:name="T679" style:parent-style-name="hljs-title" style:family="text">
      <style:text-properties style:font-name="inherit" fo:color="#F22C3D"/>
    </style:style>
    <style:style style:name="T680" style:parent-style-name="HTMLCode" style:family="text">
      <style:text-properties style:font-name="inherit" fo:color="#FFFFFF"/>
    </style:style>
    <style:style style:name="T681" style:parent-style-name="hljs-number" style:family="text">
      <style:text-properties style:font-name="inherit" fo:color="#DF3079"/>
    </style:style>
    <style:style style:name="T682" style:parent-style-name="HTMLCode" style:family="text">
      <style:text-properties style:font-name="inherit" fo:color="#FFFFFF"/>
    </style:style>
    <style:style style:name="T683" style:parent-style-name="hljs-number" style:family="text">
      <style:text-properties style:font-name="inherit" fo:color="#DF3079"/>
    </style:style>
    <style:style style:name="T684" style:parent-style-name="HTMLCode" style:family="text">
      <style:text-properties style:font-name="inherit" fo:color="#FFFFFF"/>
    </style:style>
    <style:style style:name="T685" style:parent-style-name="hljs-comment" style:family="text">
      <style:text-properties style:font-name="inherit" fo:color="#FFFFFF"/>
    </style:style>
    <style:style style:name="T686" style:parent-style-name="HTMLCode" style:family="text">
      <style:text-properties style:font-name="inherit" fo:color="#FFFFFF"/>
    </style:style>
    <style:style style:name="P687" style:parent-style-name="NormalWeb" style:family="paragraph">
      <style:paragraph-properties fo:border="0.0034in solid #E3E3E3" fo:padding="0in" style:shadow="none" fo:margin-top="0.2083in" fo:margin-bottom="0in" fo:background-color="#212121"/>
      <style:text-properties style:font-name="Segoe UI" style:font-name-complex="Segoe UI" fo:color="#ECECEC"/>
    </style:style>
    <style:style style:name="P688" style:parent-style-name="Normal" style:family="paragraph">
      <style:paragraph-properties fo:border="0.0034in solid #E3E3E3" fo:padding="0in" style:shadow="none" fo:margin-bottom="0.2083in" fo:line-height="100%" fo:background-color="#212121"/>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689" style:parent-style-name="Normal" style:list-style-name="LFO4" style:family="paragraph">
      <style:paragraph-properties fo:border="0.0034in solid #E3E3E3" fo:padding-top="0in" fo:padding-left="0.0694in" fo:padding-bottom="0in" fo:padding-right="0in" style:shadow="none" fo:margin-bottom="0in" fo:line-height="100%" fo:background-color="#212121"/>
    </style:style>
    <style:style style:name="T690"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691"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692"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693"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694"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695"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696"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697"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698"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699"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700" style:parent-style-name="Normal" style:family="paragraph">
      <style:paragraph-properties fo:border="0.0034in solid #E3E3E3" fo:padding-top="0in" fo:padding-left="0.0694in" fo:padding-bottom="0in" fo:padding-right="0in" style:shadow="none" fo:margin-bottom="0in" fo:line-height="100%" fo:margin-left="0.5in" fo:background-color="#212121">
        <style:tab-stops/>
      </style:paragraph-properties>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701" style:parent-style-name="Normal" style:family="paragraph">
      <style:paragraph-properties fo:border="0.0034in solid #E3E3E3" fo:padding="0in" style:shadow="none"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702" style:parent-style-name="DefaultParagraphFont" style:family="text">
      <style:text-properties style:font-name="Segoe UI" style:font-name-asian="Times New Roman" style:font-name-complex="Segoe UI" fo:color="#FFFFFF" style:letter-kerning="false" fo:font-size="12pt" style:font-size-asian="12pt" style:font-size-complex="12pt" style:language-asian="en" style:country-asian="IN"/>
    </style:style>
    <style:style style:name="P703" style:parent-style-name="Normal" style:family="paragraph">
      <style:paragraph-properties fo:border="0.0034in solid #E3E3E3" fo:padding="0in" style:shadow="none"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704"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705"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706" style:parent-style-name="DefaultParagraphFont" style:family="text">
      <style:text-properties style:font-name="inherit" style:font-name-asian="Times New Roman" style:font-name-complex="Courier New" fo:color="#F22C3D" style:letter-kerning="false" fo:font-size="10pt" style:font-size-asian="10pt" style:font-size-complex="10pt" style:language-asian="en" style:country-asian="IN"/>
    </style:style>
    <style:style style:name="T707"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708"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709"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710"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711"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712"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713"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714"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715"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P716" style:parent-style-name="Normal" style:family="paragraph">
      <style:paragraph-properties fo:border="0.0034in solid #E3E3E3" fo:padding-top="0in" fo:padding-left="0.0694in" fo:padding-bottom="0in" fo:padding-right="0in" style:shadow="none" fo:margin-bottom="0in" fo:line-height="100%" fo:margin-left="0.5in" fo:background-color="#212121">
        <style:tab-stops/>
      </style:paragraph-properties>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717" style:parent-style-name="Normal" style:list-style-name="LFO4" style:family="paragraph">
      <style:paragraph-properties fo:border="0.0034in solid #E3E3E3" fo:padding-top="0in" fo:padding-left="0.0694in" fo:padding-bottom="0in" fo:padding-right="0in" style:shadow="none" fo:margin-bottom="0in" fo:line-height="100%" fo:background-color="#212121"/>
    </style:style>
    <style:style style:name="T718"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719"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720"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721"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722"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723"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724"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725"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726"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727"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728"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729"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730" style:parent-style-name="Normal" style:family="paragraph">
      <style:paragraph-properties fo:border="0.0034in solid #E3E3E3" fo:padding-top="0in" fo:padding-left="0.0694in" fo:padding-bottom="0in" fo:padding-right="0in" style:shadow="none" fo:margin-bottom="0in" fo:line-height="100%" fo:margin-left="0.5in" fo:background-color="#212121">
        <style:tab-stops/>
      </style:paragraph-properties>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731" style:parent-style-name="Normal" style:family="paragraph">
      <style:paragraph-properties fo:border="0.0034in solid #E3E3E3" fo:padding="0in" style:shadow="none"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732" style:parent-style-name="DefaultParagraphFont" style:family="text">
      <style:text-properties style:font-name="Segoe UI" style:font-name-asian="Times New Roman" style:font-name-complex="Segoe UI" fo:color="#FFFFFF" style:letter-kerning="false" fo:font-size="12pt" style:font-size-asian="12pt" style:font-size-complex="12pt" style:language-asian="en" style:country-asian="IN"/>
    </style:style>
    <style:style style:name="P733" style:parent-style-name="Normal" style:family="paragraph">
      <style:paragraph-properties fo:border="0.0034in solid #E3E3E3" fo:padding="0in" style:shadow="none"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734" style:parent-style-name="DefaultParagraphFont" style:family="text">
      <style:text-properties style:font-name="inherit" style:font-name-asian="Times New Roman" style:font-name-complex="Courier New" fo:color="#2E95D3" style:letter-kerning="false" fo:font-size="10pt" style:font-size-asian="10pt" style:font-size-complex="10pt" style:language-asian="en" style:country-asian="IN"/>
    </style:style>
    <style:style style:name="T735"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736"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737"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738" style:parent-style-name="DefaultParagraphFont" style:family="text">
      <style:text-properties style:font-name="inherit" style:font-name-asian="Times New Roman" style:font-name-complex="Courier New" fo:color="#DF3079" style:letter-kerning="false" fo:font-size="10pt" style:font-size-asian="10pt" style:font-size-complex="10pt" style:language-asian="en" style:country-asian="IN"/>
    </style:style>
    <style:style style:name="T739"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740" style:parent-style-name="DefaultParagraphFont" style:family="text">
      <style:text-properties style:font-name="inherit" style:font-name-asian="Times New Roman" style:font-name-complex="Courier New" fo:color="#F22C3D" style:letter-kerning="false" fo:font-size="10pt" style:font-size-asian="10pt" style:font-size-complex="10pt" style:language-asian="en" style:country-asian="IN"/>
    </style:style>
    <style:style style:name="T741"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742"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T743" style:parent-style-name="DefaultParagraphFont" style:family="text">
      <style:text-properties style:font-name="inherit" style:font-name-asian="Times New Roman" style:font-name-complex="Courier New" fo:color="#FFFFFF" style:letter-kerning="false" fo:font-size="10pt" style:font-size-asian="10pt" style:font-size-complex="10pt" style:language-asian="en" style:country-asian="IN"/>
    </style:style>
    <style:style style:name="P744" style:parent-style-name="Normal" style:family="paragraph">
      <style:paragraph-properties fo:border="0.0034in solid #E3E3E3" fo:padding-top="0in" fo:padding-left="0.0694in" fo:padding-bottom="0in" fo:padding-right="0in" style:shadow="none" fo:margin-bottom="0in" fo:line-height="100%" fo:margin-left="0.5in" fo:background-color="#212121">
        <style:tab-stops/>
      </style:paragraph-properties>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745" style:parent-style-name="Normal" style:family="paragraph">
      <style:paragraph-properties fo:border="0.0034in solid #E3E3E3" fo:padding="0in" style:shadow="none" fo:margin-top="0.2083in" fo:margin-bottom="0.0694in" fo:line-height="100%" fo:background-color="#212121"/>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746"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style:letter-kerning="false" fo:font-size="8pt" style:font-size-asian="8pt" style:font-size-complex="8pt" style:language-asian="en" style:country-asian="IN"/>
    </style:style>
    <style:style style:name="T747" style:parent-style-name="DefaultParagraphFont" style:family="text">
      <style:text-properties style:font-name="Tahoma" style:font-name-complex="Tahoma"/>
    </style:style>
    <style:style style:name="T748" style:parent-style-name="DefaultParagraphFont" style:family="text">
      <style:text-properties style:font-name="Tahoma" style:font-name-complex="Tahoma"/>
    </style:style>
  </office:automatic-styles>
  <office:body>
    <office:text text:use-soft-page-breaks="true">
      <text:p text:style-name="P1">Q1. Explain the role of operators in JavaScript. Why are they essential in programming?</text:p>
      <text:p text:style-name="Normal"/>
      <text:p text:style-name="P2">ANSWER:- <text:s text:c="2"/><text:span text:style-name="T3">Operators in JavaScript are symbols or keywords that perform operations on operands (variables, values, or expressions) to produce a result. They are essential in programming for several reasons:</text:span></text:p>
      <text:list text:style-name="LFO1" text:continue-numbering="true">
        <text:list-item>
          <text:p text:style-name="P4"><text:span text:style-name="T5">Performing Operations</text:span><text:span text:style-name="T6">: Operators allow developers to perform various types of operations, such as arithmetic, comparison, logical, assignment, and bitwise operations, on data. These operations are fundamental for manipulating data and controlling program flow.</text:span></text:p>
        </text:list-item>
        <text:list-item>
          <text:p text:style-name="P7"><text:span text:style-name="T8">Expressing Logic</text:span><text:span text:style-name="T9">: Operators provide a concise and expressive way to represent logic and algorithms in code. They enable developers to write complex computations and conditions in a compact and readable manner.</text:span></text:p>
        </text:list-item>
        <text:list-item>
          <text:p text:style-name="P10"><text:span text:style-name="T11">Enabling Control Flow</text:span><text:span text:style-name="T12">: Operators play a crucial role in controlling the flow of execution in a program. Conditional operators (e.g.,<text:s/></text:span><text:span text:style-name="T13">if</text:span><text:span text:style-name="T14">,<text:s/></text:span><text:span text:style-name="T15">else</text:span><text:span text:style-name="T16">,<text:s/></text:span><text:span text:style-name="T17">switch</text:span><text:span text:style-name="T18">) allow developers to make decisions based on conditions, while looping operators (e.g.,<text:s/></text:span><text:span text:style-name="T19">for</text:span><text:span text:style-name="T20">,<text:s/></text:span><text:span text:style-name="T21">while</text:span><text:span text:style-name="T22">,<text:s/></text:span><text:span text:style-name="T23">do-while</text:span><text:span text:style-name="T24">) enable repetitive execution of code.</text:span></text:p>
        </text:list-item>
        <text:list-item>
          <text:p text:style-name="P25"><text:span text:style-name="T26">Facilitating Data Manipulation</text:span><text:span text:style-name="T27">: With operators, developers can manipulate data stored in variables or passed as arguments to functions. This includes operations such as concatenation of strings, conversion between data types, extraction of substrings, and more.</text:span></text:p>
        </text:list-item>
        <text:list-item>
          <text:p text:style-name="P28"><text:span text:style-name="T29">Supporting Mathematical Calculations</text:span><text:span text:style-name="T30">: JavaScript provides arithmetic operators (</text:span><text:span text:style-name="T31">+</text:span><text:span text:style-name="T32">,<text:s/></text:span><text:span text:style-name="T33">-</text:span><text:span text:style-name="T34">,<text:s/></text:span><text:span text:style-name="T35">*</text:span><text:span text:style-name="T36">,<text:s/></text:span><text:span text:style-name="T37">/</text:span><text:span text:style-name="T38">,<text:s/></text:span><text:span text:style-name="T39">%</text:span><text:span text:style-name="T40">) for performing mathematical calculations. These operators are essential for handling numeric data and implementing mathematical algorithms.</text:span></text:p>
        </text:list-item>
        <text:list-item>
          <text:p text:style-name="P41"><text:span text:style-name="T42">Enhancing Efficiency</text:span><text:span text:style-name="T43">: By using operators effectively, developers can write efficient and optimized code. For example, bitwise operators can be used for low-level bit manipulation and optimization, improving performance in certain scenarios.</text:span></text:p>
        </text:list-item>
        <text:list-item>
          <text:p text:style-name="P44"><text:span text:style-name="T45">Enabling Interaction</text:span><text:span text:style-name="T46">: Operators are used in event handling and user interaction scenarios to respond to user actions, validate input, and update the user interface dynamically.</text:span></text:p>
        </text:list-item>
      </text:list>
      <text:p text:style-name="P47">In summary, operators are essential in JavaScript programming because they enable developers to perform operations, express logic, control program flow, manipulate data, perform mathematical calculations, enhance efficiency, and facilitate interaction with users. They form the building blocks of JavaScript code and are fundamental to writing effective and expressive programs.</text:p>
      <text:p text:style-name="Normal"/>
      <text:p text:style-name="Normal"/>
      <text:p text:style-name="Normal">Q2. Describe the categorization of operators in JavaScript based on their functionality. Provide examples for each category.</text:p>
      <text:soft-page-break/>
      <text:p text:style-name="P48"><text:line-break/>Operators in JavaScript can be categorized based on their functionality into several groups:</text:p>
      <text:list text:style-name="LFO2" text:continue-numbering="true">
        <text:list-item>
          <text:p text:style-name="P49"><text:span text:style-name="T50">Arithmetic Operators</text:span><text:span text:style-name="T51">: These operators are used for performing arithmetic operations on numeric values.</text:span></text:p>
          <text:list text:continue-numbering="true">
            <text:list-item>
              <text:p text:style-name="P52"><text:span text:style-name="T53">Addition<text:s/></text:span><text:span text:style-name="T54">+</text:span></text:p>
            </text:list-item>
            <text:list-item>
              <text:p text:style-name="P55"><text:span text:style-name="T56">Subtraction<text:s/></text:span><text:span text:style-name="T57">-</text:span></text:p>
            </text:list-item>
            <text:list-item>
              <text:p text:style-name="P58"><text:span text:style-name="T59">Multiplication<text:s/></text:span><text:span text:style-name="T60">*</text:span></text:p>
            </text:list-item>
            <text:list-item>
              <text:p text:style-name="P61"><text:span text:style-name="T62">Division<text:s/></text:span><text:span text:style-name="T63">/</text:span></text:p>
            </text:list-item>
            <text:list-item>
              <text:p text:style-name="P64"><text:span text:style-name="T65">Modulus<text:s/></text:span><text:span text:style-name="T66">%</text:span><text:span text:style-name="T67"><text:s/>(returns the remainder of a division)</text:span></text:p>
            </text:list-item>
            <text:list-item>
              <text:p text:style-name="P68"><text:span text:style-name="T69">Increment<text:s/></text:span><text:span text:style-name="T70">++</text:span><text:span text:style-name="T71"><text:s/>(increases the value by 1)</text:span></text:p>
            </text:list-item>
            <text:list-item>
              <text:p text:style-name="P72"><text:span text:style-name="T73">Decrement<text:s/></text:span><text:span text:style-name="T74">--</text:span><text:span text:style-name="T75"><text:s/>(decreases the value by 1)</text:span></text:p>
            </text:list-item>
          </text:list>
        </text:list-item>
      </text:list>
      <text:p text:style-name="P76">Example:</text:p>
      <text:p text:style-name="P77"><text:span text:style-name="T78">javascriptCopy code</text:span></text:p>
      <text:p text:style-name="P79"><text:span text:style-name="T80">let</text:span><text:span text:style-name="T81"><text:s/>a =<text:s/></text:span><text:span text:style-name="T82">10</text:span><text:span text:style-name="T83">;<text:s/></text:span><text:span text:style-name="T84">let</text:span><text:span text:style-name="T85"><text:s/>b =<text:s/></text:span><text:span text:style-name="T86">5</text:span><text:span text:style-name="T87">;<text:s/></text:span><text:span text:style-name="T88">console</text:span><text:span text:style-name="T89">.</text:span><text:span text:style-name="T90">log</text:span><text:span text:style-name="T91">(a + b);<text:s/></text:span><text:span text:style-name="T92">// Output: 15</text:span><text:span text:style-name="T93"><text:s/></text:span><text:span text:style-name="T94">console</text:span><text:span text:style-name="T95">.</text:span><text:span text:style-name="T96">log</text:span><text:span text:style-name="T97">(a - b);<text:s/></text:span><text:span text:style-name="T98">// Output: 5</text:span><text:span text:style-name="T99"><text:s/></text:span><text:span text:style-name="T100">console</text:span><text:span text:style-name="T101">.</text:span><text:span text:style-name="T102">log</text:span><text:span text:style-name="T103">(a * b);<text:s/></text:span><text:span text:style-name="T104">// Output: 50</text:span><text:span text:style-name="T105"><text:s/></text:span><text:span text:style-name="T106">console</text:span><text:span text:style-name="T107">.</text:span><text:span text:style-name="T108">log</text:span><text:span text:style-name="T109">(a / b);<text:s/></text:span><text:span text:style-name="T110">// Output: 2</text:span><text:span text:style-name="T111"><text:s/></text:span><text:span text:style-name="T112">console</text:span><text:span text:style-name="T113">.</text:span><text:span text:style-name="T114">log</text:span><text:span text:style-name="T115">(a % b);<text:s/></text:span><text:span text:style-name="T116">// Output: 0</text:span><text:span text:style-name="T117"><text:s/></text:span></text:p>
      <text:list text:style-name="LFO2" text:continue-numbering="true">
        <text:list-item>
          <text:p text:style-name="P118"><text:span text:style-name="T119">Assignment Operators</text:span><text:span text:style-name="T120">: These operators are used to assign values to variables.</text:span></text:p>
          <text:list text:continue-numbering="true">
            <text:list-item>
              <text:p text:style-name="P121"><text:span text:style-name="T122">Assignment<text:s/></text:span><text:span text:style-name="T123">=</text:span></text:p>
            </text:list-item>
            <text:list-item>
              <text:p text:style-name="P124"><text:span text:style-name="T125">Addition assignment<text:s/></text:span><text:span text:style-name="T126">+=</text:span></text:p>
            </text:list-item>
            <text:list-item>
              <text:p text:style-name="P127"><text:span text:style-name="T128">Subtraction assignment<text:s/></text:span><text:span text:style-name="T129">-=</text:span></text:p>
            </text:list-item>
            <text:list-item>
              <text:p text:style-name="P130"><text:span text:style-name="T131">Multiplication assignment<text:s/></text:span><text:span text:style-name="T132">*=</text:span></text:p>
            </text:list-item>
            <text:list-item>
              <text:p text:style-name="P133"><text:span text:style-name="T134">Division assignment<text:s/></text:span><text:span text:style-name="T135">/=</text:span></text:p>
            </text:list-item>
            <text:list-item>
              <text:p text:style-name="P136"><text:span text:style-name="T137">Modulus assignment<text:s/></text:span><text:span text:style-name="T138">%=</text:span></text:p>
            </text:list-item>
          </text:list>
        </text:list-item>
      </text:list>
      <text:p text:style-name="P139">Example:</text:p>
      <text:p text:style-name="P140"><text:span text:style-name="T141">javascriptCopy code</text:span></text:p>
      <text:p text:style-name="P142"><text:span text:style-name="T143">let</text:span><text:span text:style-name="T144"><text:s/>x =<text:s/></text:span><text:span text:style-name="T145">10</text:span><text:span text:style-name="T146">; x +=<text:s/></text:span><text:span text:style-name="T147">5</text:span><text:span text:style-name="T148">;<text:s/></text:span><text:span text:style-name="T149">// Equivalent to: x = x + 5</text:span><text:span text:style-name="T150"><text:s/></text:span><text:span text:style-name="T151">console</text:span><text:span text:style-name="T152">.</text:span><text:span text:style-name="T153">log</text:span><text:span text:style-name="T154">(x);<text:s/></text:span><text:span text:style-name="T155">// Output: 15</text:span><text:span text:style-name="T156"><text:s/></text:span></text:p>
      <text:list text:style-name="LFO2" text:continue-numbering="true">
        <text:list-item>
          <text:p text:style-name="P157"><text:span text:style-name="T158">Comparison Operators</text:span><text:span text:style-name="T159">: These operators are used to compare values and return a Boolean result.</text:span></text:p>
          <text:list text:continue-numbering="true">
            <text:list-item>
              <text:p text:style-name="P160"><text:span text:style-name="T161">Equal to<text:s/></text:span><text:span text:style-name="T162">==</text:span></text:p>
            </text:list-item>
            <text:list-item>
              <text:p text:style-name="P163"><text:span text:style-name="T164">Not equal to<text:s/></text:span><text:span text:style-name="T165">!=</text:span></text:p>
            </text:list-item>
            <text:list-item>
              <text:p text:style-name="P166"><text:span text:style-name="T167">Strict equal to<text:s/></text:span><text:span text:style-name="T168">===</text:span></text:p>
            </text:list-item>
            <text:list-item>
              <text:p text:style-name="P169"><text:span text:style-name="T170">Strict not equal to<text:s/></text:span><text:span text:style-name="T171">!==</text:span></text:p>
            </text:list-item>
            <text:list-item>
              <text:p text:style-name="P172"><text:span text:style-name="T173">Greater than<text:s/></text:span><text:span text:style-name="T174">&gt;</text:span></text:p>
            </text:list-item>
            <text:list-item>
              <text:p text:style-name="P175"><text:span text:style-name="T176">Greater than or equal to<text:s/></text:span><text:span text:style-name="T177">&gt;=</text:span></text:p>
            </text:list-item>
            <text:list-item>
              <text:p text:style-name="P178"><text:span text:style-name="T179">Less than<text:s/></text:span><text:span text:style-name="T180">&lt;</text:span></text:p>
            </text:list-item>
            <text:list-item>
              <text:p text:style-name="P181"><text:span text:style-name="T182">Less than or equal to<text:s/></text:span><text:span text:style-name="T183">&lt;=</text:span></text:p>
            </text:list-item>
          </text:list>
        </text:list-item>
      </text:list>
      <text:p text:style-name="P184">Example:</text:p>
      <text:p text:style-name="P185"><text:span text:style-name="T186">javascriptCopy code</text:span></text:p>
      <text:p text:style-name="P187"><text:span text:style-name="T188">let</text:span><text:span text:style-name="T189"><text:s/>p =<text:s/></text:span><text:span text:style-name="T190">10</text:span><text:span text:style-name="T191">;<text:s/></text:span><text:span text:style-name="T192">let</text:span><text:span text:style-name="T193"><text:s/>q =<text:s/></text:span><text:span text:style-name="T194">5</text:span><text:span text:style-name="T195">;<text:s/></text:span><text:span text:style-name="T196">console</text:span><text:span text:style-name="T197">.</text:span><text:span text:style-name="T198">log</text:span><text:span text:style-name="T199">(p &gt; q);<text:s/></text:span><text:span text:style-name="T200">// Output: true</text:span><text:span text:style-name="T201"><text:s/></text:span><text:span text:style-name="T202">console</text:span><text:span text:style-name="T203">.</text:span><text:span text:style-name="T204">log</text:span><text:span text:style-name="T205">(p === q);<text:s/></text:span><text:span text:style-name="T206">// Output: false</text:span><text:span text:style-name="T207"><text:s/></text:span></text:p>
      <text:soft-page-break/>
      <text:list text:style-name="LFO2" text:continue-numbering="true">
        <text:list-item>
          <text:p text:style-name="P208"><text:span text:style-name="T209">Logical Operators</text:span><text:span text:style-name="T210">: These operators are used to perform logical operations on Boolean values.</text:span></text:p>
          <text:list text:continue-numbering="true">
            <text:list-item>
              <text:p text:style-name="P211"><text:span text:style-name="T212">Logical AND<text:s/></text:span><text:span text:style-name="T213">&amp;&amp;</text:span></text:p>
            </text:list-item>
            <text:list-item>
              <text:p text:style-name="P214"><text:span text:style-name="T215">Logical OR<text:s/></text:span><text:span text:style-name="T216">||</text:span></text:p>
            </text:list-item>
            <text:list-item>
              <text:p text:style-name="P217"><text:span text:style-name="T218">Logical NOT<text:s/></text:span><text:span text:style-name="T219">!</text:span></text:p>
            </text:list-item>
          </text:list>
        </text:list-item>
      </text:list>
      <text:p text:style-name="P220">Example:</text:p>
      <text:p text:style-name="P221"><text:span text:style-name="T222">javascriptCopy code</text:span></text:p>
      <text:p text:style-name="P223"><text:span text:style-name="T224">let</text:span><text:span text:style-name="T225"><text:s/>x =<text:s/></text:span><text:span text:style-name="T226">true</text:span><text:span text:style-name="T227">;<text:s/></text:span><text:span text:style-name="T228">let</text:span><text:span text:style-name="T229"><text:s/>y =<text:s/></text:span><text:span text:style-name="T230">false</text:span><text:span text:style-name="T231">;<text:s/></text:span><text:span text:style-name="T232">console</text:span><text:span text:style-name="T233">.</text:span><text:span text:style-name="T234">log</text:span><text:span text:style-name="T235">(x &amp;&amp; y);<text:s/></text:span><text:span text:style-name="T236">// Output: false</text:span><text:span text:style-name="T237"><text:s/></text:span><text:span text:style-name="T238">console</text:span><text:span text:style-name="T239">.</text:span><text:span text:style-name="T240">log</text:span><text:span text:style-name="T241">(x || y);<text:s/></text:span><text:span text:style-name="T242">// Output: true</text:span><text:span text:style-name="T243"><text:s/></text:span><text:span text:style-name="T244">console</text:span><text:span text:style-name="T245">.</text:span><text:span text:style-name="T246">log</text:span><text:span text:style-name="T247">(!x);<text:s/></text:span><text:span text:style-name="T248">// Output: false</text:span><text:span text:style-name="T249"><text:s/></text:span></text:p>
      <text:list text:style-name="LFO2" text:continue-numbering="true">
        <text:list-item>
          <text:p text:style-name="P250"><text:span text:style-name="T251">Unary Operators</text:span><text:span text:style-name="T252">: These operators act on a single operand.</text:span></text:p>
          <text:list text:continue-numbering="true">
            <text:list-item>
              <text:p text:style-name="P253"><text:span text:style-name="T254">Unary plus<text:s/></text:span><text:span text:style-name="T255">+</text:span></text:p>
            </text:list-item>
            <text:list-item>
              <text:p text:style-name="P256"><text:span text:style-name="T257">Unary minus<text:s/></text:span><text:span text:style-name="T258">-</text:span></text:p>
            </text:list-item>
            <text:list-item>
              <text:p text:style-name="P259"><text:span text:style-name="T260">Increment<text:s/></text:span><text:span text:style-name="T261">++</text:span></text:p>
            </text:list-item>
            <text:list-item>
              <text:p text:style-name="P262"><text:span text:style-name="T263">Decrement<text:s/></text:span><text:span text:style-name="T264">--</text:span></text:p>
            </text:list-item>
            <text:list-item>
              <text:p text:style-name="P265"><text:span text:style-name="T266">Logical NOT<text:s/></text:span><text:span text:style-name="T267">!</text:span></text:p>
            </text:list-item>
            <text:list-item>
              <text:p text:style-name="P268"><text:span text:style-name="T269">Typeof<text:s/></text:span><text:span text:style-name="T270">typeof</text:span></text:p>
            </text:list-item>
            <text:list-item>
              <text:p text:style-name="P271"><text:span text:style-name="T272">Void<text:s/></text:span><text:span text:style-name="T273">void</text:span></text:p>
            </text:list-item>
          </text:list>
        </text:list-item>
      </text:list>
      <text:p text:style-name="P274">Example:</text:p>
      <text:p text:style-name="P275"><text:span text:style-name="T276">javascriptCopy code</text:span></text:p>
      <text:p text:style-name="P277"><text:span text:style-name="T278">let</text:span><text:span text:style-name="T279"><text:s/>a =<text:s/></text:span><text:span text:style-name="T280">10</text:span><text:span text:style-name="T281">;<text:s/></text:span><text:span text:style-name="T282">console</text:span><text:span text:style-name="T283">.</text:span><text:span text:style-name="T284">log</text:span><text:span text:style-name="T285">(-a);<text:s/></text:span><text:span text:style-name="T286">// Output: -10</text:span><text:span text:style-name="T287"><text:s/></text:span><text:span text:style-name="T288">console</text:span><text:span text:style-name="T289">.</text:span><text:span text:style-name="T290">log</text:span><text:span text:style-name="T291">(++a);<text:s/></text:span><text:span text:style-name="T292">// Output: 11</text:span><text:span text:style-name="T293"><text:s/></text:span><text:span text:style-name="T294">console</text:span><text:span text:style-name="T295">.</text:span><text:span text:style-name="T296">log</text:span><text:span text:style-name="T297">(</text:span><text:span text:style-name="T298">typeof</text:span><text:span text:style-name="T299"><text:s/>a);<text:s/></text:span><text:span text:style-name="T300">// Output: "number"</text:span><text:span text:style-name="T301"><text:s/></text:span></text:p>
      <text:list text:style-name="LFO2" text:continue-numbering="true">
        <text:list-item>
          <text:p text:style-name="P302"><text:span text:style-name="T303">Bitwise Operators</text:span><text:span text:style-name="T304">: These operators perform bitwise operations on integer values.</text:span></text:p>
          <text:list text:continue-numbering="true">
            <text:list-item>
              <text:p text:style-name="P305"><text:span text:style-name="T306">Bitwise AND<text:s/></text:span><text:span text:style-name="T307">&amp;</text:span></text:p>
            </text:list-item>
            <text:list-item>
              <text:p text:style-name="P308"><text:span text:style-name="T309">Bitwise OR<text:s/></text:span><text:span text:style-name="T310">|</text:span></text:p>
            </text:list-item>
            <text:list-item>
              <text:p text:style-name="P311"><text:span text:style-name="T312">Bitwise XOR<text:s/></text:span><text:span text:style-name="T313">^</text:span></text:p>
            </text:list-item>
            <text:list-item>
              <text:p text:style-name="P314"><text:span text:style-name="T315">Bitwise NOT<text:s/></text:span><text:span text:style-name="T316">~</text:span></text:p>
            </text:list-item>
            <text:list-item>
              <text:p text:style-name="P317"><text:span text:style-name="T318">Left shift<text:s/></text:span><text:span text:style-name="T319">&lt;&lt;</text:span></text:p>
            </text:list-item>
            <text:list-item>
              <text:p text:style-name="P320"><text:span text:style-name="T321">Right shift<text:s/></text:span><text:span text:style-name="T322">&gt;&gt;</text:span></text:p>
            </text:list-item>
            <text:list-item>
              <text:p text:style-name="P323"><text:span text:style-name="T324">Unsigned right shift<text:s/></text:span><text:span text:style-name="T325">&gt;&gt;&gt;</text:span></text:p>
            </text:list-item>
          </text:list>
        </text:list-item>
      </text:list>
      <text:p text:style-name="P326">Example:</text:p>
      <text:p text:style-name="P327"><text:span text:style-name="T328">javascriptCopy code</text:span></text:p>
      <text:p text:style-name="P329"><text:span text:style-name="T330">let</text:span><text:span text:style-name="T331"><text:s/>a =<text:s/></text:span><text:span text:style-name="T332">5</text:span><text:span text:style-name="T333">;<text:s/></text:span><text:span text:style-name="T334">// Binary representation: 101</text:span><text:span text:style-name="T335"><text:s/></text:span><text:span text:style-name="T336">let</text:span><text:span text:style-name="T337"><text:s/>b =<text:s/></text:span><text:span text:style-name="T338">3</text:span><text:span text:style-name="T339">;<text:s/></text:span><text:span text:style-name="T340">// Binary representation: 011</text:span><text:span text:style-name="T341"><text:s/></text:span><text:span text:style-name="T342">console</text:span><text:span text:style-name="T343">.</text:span><text:span text:style-name="T344">log</text:span><text:span text:style-name="T345">(a &amp; b);<text:s/></text:span><text:span text:style-name="T346">// Output: 1 (Bitwise AND)</text:span><text:span text:style-name="T347"><text:s/></text:span><text:span text:style-name="T348">console</text:span><text:span text:style-name="T349">.</text:span><text:span text:style-name="T350">log</text:span><text:span text:style-name="T351">(a | b);<text:s/></text:span><text:span text:style-name="T352">// Output: 7 (Bitwise OR)</text:span><text:span text:style-name="T353"><text:s/></text:span></text:p>
      <text:p text:style-name="P354">These are some of the main categories of operators in JavaScript, each serving a specific purpose and providing functionality to manipulate and work with data in different ways.</text:p>
      <text:p text:style-name="Normal"/>
      <text:p text:style-name="Normal"/>
      <text:p text:style-name="Normal">3. Comparison Operators: These operators compare two values and return a Boolean value (true or false).</text:p>
      <text:p text:style-name="Normal"/>
      <text:soft-page-break/>
      <text:list text:style-name="LFO3" text:continue-numbering="true">
        <text:list-item>
          <text:p text:style-name="P355"><text:span text:style-name="T356">Equal to (</text:span><text:span text:style-name="T357">==</text:span><text:span text:style-name="T358">)</text:span><text:span text:style-name="T359">: Compares whether two values are equal. It performs type coercion if the operands are of different types.</text:span></text:p>
        </text:list-item>
      </text:list>
      <text:p text:style-name="P360">Example:</text:p>
      <text:p text:style-name="P361"><text:span text:style-name="T362">javascriptCopy code</text:span></text:p>
      <text:p text:style-name="P363"><text:span text:style-name="T364">console</text:span><text:span text:style-name="T365">.</text:span><text:span text:style-name="T366">log</text:span><text:span text:style-name="T367">(</text:span><text:span text:style-name="T368">5</text:span><text:span text:style-name="T369"><text:s/>==<text:s/></text:span><text:span text:style-name="T370">5</text:span><text:span text:style-name="T371">);<text:s/></text:span><text:span text:style-name="T372">// Output: true</text:span><text:span text:style-name="T373"><text:s/></text:span><text:span text:style-name="T374">console</text:span><text:span text:style-name="T375">.</text:span><text:span text:style-name="T376">log</text:span><text:span text:style-name="T377">(</text:span><text:span text:style-name="T378">'5'</text:span><text:span text:style-name="T379"><text:s/>==<text:s/></text:span><text:span text:style-name="T380">5</text:span><text:span text:style-name="T381">);<text:s/></text:span><text:span text:style-name="T382">// Output: true (type coercion)</text:span><text:span text:style-name="T383"><text:s/></text:span><text:span text:style-name="T384">console</text:span><text:span text:style-name="T385">.</text:span><text:span text:style-name="T386">log</text:span><text:span text:style-name="T387">(</text:span><text:span text:style-name="T388">5</text:span><text:span text:style-name="T389"><text:s/>==<text:s/></text:span><text:span text:style-name="T390">'5'</text:span><text:span text:style-name="T391">);<text:s/></text:span><text:span text:style-name="T392">// Output: true (type coercion)</text:span><text:span text:style-name="T393"><text:s/></text:span><text:span text:style-name="T394">console</text:span><text:span text:style-name="T395">.</text:span><text:span text:style-name="T396">log</text:span><text:span text:style-name="T397">(</text:span><text:span text:style-name="T398">5</text:span><text:span text:style-name="T399"><text:s/>==<text:s/></text:span><text:span text:style-name="T400">10</text:span><text:span text:style-name="T401">);<text:s/></text:span><text:span text:style-name="T402">// Output: false</text:span><text:span text:style-name="T403"><text:s/></text:span></text:p>
      <text:list text:style-name="LFO3" text:continue-numbering="true">
        <text:list-item>
          <text:p text:style-name="P404"><text:span text:style-name="T405">Not equal to (</text:span><text:span text:style-name="T406">!=</text:span><text:span text:style-name="T407">)</text:span><text:span text:style-name="T408">: Compares whether two values are not equal. It performs type coercion if the operands are of different types.</text:span></text:p>
        </text:list-item>
      </text:list>
      <text:p text:style-name="P409">Example:</text:p>
      <text:p text:style-name="P410"><text:span text:style-name="T411">javascriptCopy code</text:span></text:p>
      <text:p text:style-name="P412"><text:span text:style-name="T413">console</text:span><text:span text:style-name="T414">.</text:span><text:span text:style-name="T415">log</text:span><text:span text:style-name="T416">(</text:span><text:span text:style-name="T417">5</text:span><text:span text:style-name="T418"><text:s/>!=<text:s/></text:span><text:span text:style-name="T419">5</text:span><text:span text:style-name="T420">);<text:s/></text:span><text:span text:style-name="T421">// Output: false</text:span><text:span text:style-name="T422"><text:s/></text:span><text:span text:style-name="T423">console</text:span><text:span text:style-name="T424">.</text:span><text:span text:style-name="T425">log</text:span><text:span text:style-name="T426">(</text:span><text:span text:style-name="T427">'5'</text:span><text:span text:style-name="T428"><text:s/>!=<text:s/></text:span><text:span text:style-name="T429">5</text:span><text:span text:style-name="T430">);<text:s/></text:span><text:span text:style-name="T431">// Output: false (type coercion)</text:span><text:span text:style-name="T432"><text:s/></text:span><text:span text:style-name="T433">console</text:span><text:span text:style-name="T434">.</text:span><text:span text:style-name="T435">log</text:span><text:span text:style-name="T436">(</text:span><text:span text:style-name="T437">5</text:span><text:span text:style-name="T438"><text:s/>!=<text:s/></text:span><text:span text:style-name="T439">'5'</text:span><text:span text:style-name="T440">);<text:s/></text:span><text:span text:style-name="T441">// Output: false (type coercion)</text:span><text:span text:style-name="T442"><text:s/></text:span><text:span text:style-name="T443">console</text:span><text:span text:style-name="T444">.</text:span><text:span text:style-name="T445">log</text:span><text:span text:style-name="T446">(</text:span><text:span text:style-name="T447">5</text:span><text:span text:style-name="T448"><text:s/>!=<text:s/></text:span><text:span text:style-name="T449">10</text:span><text:span text:style-name="T450">);<text:s/></text:span><text:span text:style-name="T451">// Output: true</text:span><text:span text:style-name="T452"><text:s/></text:span></text:p>
      <text:list text:style-name="LFO3" text:continue-numbering="true">
        <text:list-item>
          <text:p text:style-name="P453"><text:span text:style-name="T454">Strict equal to (</text:span><text:span text:style-name="T455">===</text:span><text:span text:style-name="T456">)</text:span><text:span text:style-name="T457">: Compares whether two values are equal in value and type without type coercion.</text:span></text:p>
        </text:list-item>
      </text:list>
      <text:p text:style-name="P458">Example:</text:p>
      <text:p text:style-name="P459"><text:span text:style-name="T460">javascriptCopy code</text:span></text:p>
      <text:p text:style-name="P461"><text:span text:style-name="T462">console</text:span><text:span text:style-name="T463">.</text:span><text:span text:style-name="T464">log</text:span><text:span text:style-name="T465">(</text:span><text:span text:style-name="T466">5</text:span><text:span text:style-name="T467"><text:s/>===<text:s/></text:span><text:span text:style-name="T468">5</text:span><text:span text:style-name="T469">);<text:s/></text:span><text:span text:style-name="T470">// Output: true</text:span><text:span text:style-name="T471"><text:s/></text:span><text:span text:style-name="T472">console</text:span><text:span text:style-name="T473">.</text:span><text:span text:style-name="T474">log</text:span><text:span text:style-name="T475">(</text:span><text:span text:style-name="T476">'5'</text:span><text:span text:style-name="T477"><text:s/>===<text:s/></text:span><text:span text:style-name="T478">5</text:span><text:span text:style-name="T479">);<text:s/></text:span><text:span text:style-name="T480">// Output: false (different types)</text:span><text:span text:style-name="T481"><text:s/></text:span><text:span text:style-name="T482">console</text:span><text:span text:style-name="T483">.</text:span><text:span text:style-name="T484">log</text:span><text:span text:style-name="T485">(</text:span><text:span text:style-name="T486">5</text:span><text:span text:style-name="T487"><text:s/>===<text:s/></text:span><text:span text:style-name="T488">'5'</text:span><text:span text:style-name="T489">);<text:s/></text:span><text:span text:style-name="T490">// Output: false (different types)</text:span><text:span text:style-name="T491"><text:s/></text:span><text:span text:style-name="T492">console</text:span><text:span text:style-name="T493">.</text:span><text:span text:style-name="T494">log</text:span><text:span text:style-name="T495">(</text:span><text:span text:style-name="T496">5</text:span><text:span text:style-name="T497"><text:s/>===<text:s/></text:span><text:span text:style-name="T498">10</text:span><text:span text:style-name="T499">);<text:s/></text:span><text:span text:style-name="T500">// Output: false</text:span><text:span text:style-name="T501"><text:s/></text:span></text:p>
      <text:list text:style-name="LFO3" text:continue-numbering="true">
        <text:list-item>
          <text:p text:style-name="P502"><text:span text:style-name="T503">Strict not equal to (</text:span><text:span text:style-name="T504">!==</text:span><text:span text:style-name="T505">)</text:span><text:span text:style-name="T506">: Compares whether two values are not equal in value or type without type coercion.</text:span></text:p>
        </text:list-item>
      </text:list>
      <text:p text:style-name="P507">Example:</text:p>
      <text:p text:style-name="P508"><text:span text:style-name="T509">javascriptCopy code</text:span></text:p>
      <text:p text:style-name="P510"><text:span text:style-name="T511">console</text:span><text:span text:style-name="T512">.</text:span><text:span text:style-name="T513">log</text:span><text:span text:style-name="T514">(</text:span><text:span text:style-name="T515">5</text:span><text:span text:style-name="T516"><text:s/>!==<text:s/></text:span><text:span text:style-name="T517">5</text:span><text:span text:style-name="T518">);<text:s/></text:span><text:span text:style-name="T519">// Output: false</text:span><text:span text:style-name="T520"><text:s/></text:span><text:span text:style-name="T521">console</text:span><text:span text:style-name="T522">.</text:span><text:span text:style-name="T523">log</text:span><text:span text:style-name="T524">(</text:span><text:span text:style-name="T525">'5'</text:span><text:span text:style-name="T526"><text:s/>!==<text:s/></text:span><text:span text:style-name="T527">5</text:span><text:span text:style-name="T528">);<text:s/></text:span><text:span text:style-name="T529">// Output: true (different types)</text:span><text:span text:style-name="T530"><text:s/></text:span><text:span text:style-name="T531">console</text:span><text:span text:style-name="T532">.</text:span><text:span text:style-name="T533">log</text:span><text:span text:style-name="T534">(</text:span><text:span text:style-name="T535">5</text:span><text:span text:style-name="T536"><text:s/>!==<text:s/></text:span><text:span text:style-name="T537">'5'</text:span><text:span text:style-name="T538">);<text:s/></text:span><text:span text:style-name="T539">// Output: true (different types)</text:span><text:span text:style-name="T540"><text:s/></text:span><text:span text:style-name="T541">console</text:span><text:span text:style-name="T542">.</text:span><text:span text:style-name="T543">log</text:span><text:span text:style-name="T544">(</text:span><text:span text:style-name="T545">5</text:span><text:span text:style-name="T546"><text:s/>!==<text:s/></text:span><text:span text:style-name="T547">10</text:span><text:span text:style-name="T548">);<text:s/></text:span><text:span text:style-name="T549">// Output: true</text:span><text:span text:style-name="T550"><text:s/></text:span></text:p>
      <text:list text:style-name="LFO3" text:continue-numbering="true">
        <text:list-item>
          <text:p text:style-name="P551"><text:span text:style-name="T552">Greater than (</text:span><text:span text:style-name="T553">&gt;</text:span><text:span text:style-name="T554">)</text:span><text:span text:style-name="T555">: Checks if the left operand is greater than the right operand.</text:span></text:p>
        </text:list-item>
      </text:list>
      <text:p text:style-name="P556">Example:</text:p>
      <text:p text:style-name="P557"><text:span text:style-name="T558">javascriptCopy code</text:span></text:p>
      <text:p text:style-name="P559"><text:span text:style-name="T560">console</text:span><text:span text:style-name="T561">.</text:span><text:span text:style-name="T562">log</text:span><text:span text:style-name="T563">(</text:span><text:span text:style-name="T564">5</text:span><text:span text:style-name="T565"><text:s/>&gt;<text:s/></text:span><text:span text:style-name="T566">3</text:span><text:span text:style-name="T567">);<text:s/></text:span><text:span text:style-name="T568">// Output: true</text:span><text:span text:style-name="T569"><text:s/></text:span><text:span text:style-name="T570">console</text:span><text:span text:style-name="T571">.</text:span><text:span text:style-name="T572">log</text:span><text:span text:style-name="T573">(</text:span><text:span text:style-name="T574">5</text:span><text:span text:style-name="T575"><text:s/>&gt;<text:s/></text:span><text:span text:style-name="T576">10</text:span><text:span text:style-name="T577">);<text:s/></text:span><text:span text:style-name="T578">// Output: false</text:span><text:span text:style-name="T579"><text:s/></text:span></text:p>
      <text:list text:style-name="LFO3" text:continue-numbering="true">
        <text:list-item>
          <text:p text:style-name="P580"><text:span text:style-name="T581">Greater than or equal to (</text:span><text:span text:style-name="T582">&gt;=</text:span><text:span text:style-name="T583">)</text:span><text:span text:style-name="T584">: Checks if the left operand is greater than or equal to the right operand.</text:span></text:p>
        </text:list-item>
      </text:list>
      <text:p text:style-name="P585">Example:</text:p>
      <text:p text:style-name="P586"><text:span text:style-name="T587">javascriptCopy code</text:span></text:p>
      <text:p text:style-name="P588"><text:span text:style-name="T589">console</text:span><text:span text:style-name="T590">.</text:span><text:span text:style-name="T591">log</text:span><text:span text:style-name="T592">(</text:span><text:span text:style-name="T593">5</text:span><text:span text:style-name="T594"><text:s/>&gt;=<text:s/></text:span><text:span text:style-name="T595">3</text:span><text:span text:style-name="T596">);<text:s/></text:span><text:span text:style-name="T597">// Output: true</text:span><text:span text:style-name="T598"><text:s/></text:span><text:span text:style-name="T599">console</text:span><text:span text:style-name="T600">.</text:span><text:span text:style-name="T601">log</text:span><text:span text:style-name="T602">(</text:span><text:span text:style-name="T603">5</text:span><text:span text:style-name="T604"><text:s/>&gt;=<text:s/></text:span><text:span text:style-name="T605">5</text:span><text:span text:style-name="T606">);<text:s/></text:span><text:span text:style-name="T607">// Output: true</text:span><text:span text:style-name="T608"><text:s/></text:span><text:span text:style-name="T609">console</text:span><text:span text:style-name="T610">.</text:span><text:span text:style-name="T611">log</text:span><text:span text:style-name="T612">(</text:span><text:span text:style-name="T613">5</text:span><text:span text:style-name="T614"><text:s/>&gt;=<text:s/></text:span><text:span text:style-name="T615">10</text:span><text:span text:style-name="T616">);<text:s/></text:span><text:span text:style-name="T617">// Output: false</text:span><text:span text:style-name="T618"><text:s/></text:span></text:p>
      <text:list text:style-name="LFO3" text:continue-numbering="true">
        <text:list-item>
          <text:p text:style-name="P619"><text:span text:style-name="T620">Less than (</text:span><text:span text:style-name="T621">&lt;</text:span><text:span text:style-name="T622">)</text:span><text:span text:style-name="T623">: Checks if the left operand is less than the right operand.</text:span></text:p>
        </text:list-item>
      </text:list>
      <text:p text:style-name="P624">Example:</text:p>
      <text:p text:style-name="P625"><text:span text:style-name="T626">javascriptCopy code</text:span></text:p>
      <text:p text:style-name="P627"><text:span text:style-name="T628">console</text:span><text:span text:style-name="T629">.</text:span><text:span text:style-name="T630">log</text:span><text:span text:style-name="T631">(</text:span><text:span text:style-name="T632">5</text:span><text:span text:style-name="T633"><text:s/>&lt;<text:s/></text:span><text:span text:style-name="T634">10</text:span><text:span text:style-name="T635">);<text:s/></text:span><text:span text:style-name="T636">// Output: true</text:span><text:span text:style-name="T637"><text:s/></text:span><text:span text:style-name="T638">console</text:span><text:span text:style-name="T639">.</text:span><text:span text:style-name="T640">log</text:span><text:span text:style-name="T641">(</text:span><text:span text:style-name="T642">5</text:span><text:span text:style-name="T643"><text:s/>&lt;<text:s/></text:span><text:span text:style-name="T644">3</text:span><text:span text:style-name="T645">);<text:s/></text:span><text:span text:style-name="T646">// Output: false</text:span><text:span text:style-name="T647"><text:s/></text:span></text:p>
      <text:list text:style-name="LFO3" text:continue-numbering="true">
        <text:list-item>
          <text:p text:style-name="P648"><text:span text:style-name="T649">Less than or equal to (</text:span><text:span text:style-name="T650">&lt;=</text:span><text:span text:style-name="T651">)</text:span><text:span text:style-name="T652">: Checks if the left operand is less than or equal to the right operand.</text:span></text:p>
        </text:list-item>
      </text:list>
      <text:p text:style-name="P653">Example:</text:p>
      <text:p text:style-name="P654"><text:span text:style-name="T655">javascriptCopy code</text:span></text:p>
      <text:soft-page-break/>
      <text:p text:style-name="P656"><text:span text:style-name="T657">console</text:span><text:span text:style-name="T658">.</text:span><text:span text:style-name="T659">log</text:span><text:span text:style-name="T660">(</text:span><text:span text:style-name="T661">5</text:span><text:span text:style-name="T662"><text:s/>&lt;=<text:s/></text:span><text:span text:style-name="T663">10</text:span><text:span text:style-name="T664">);<text:s/></text:span><text:span text:style-name="T665">// Output: true</text:span><text:span text:style-name="T666"><text:s/></text:span><text:span text:style-name="T667">console</text:span><text:span text:style-name="T668">.</text:span><text:span text:style-name="T669">log</text:span><text:span text:style-name="T670">(</text:span><text:span text:style-name="T671">5</text:span><text:span text:style-name="T672"><text:s/>&lt;=<text:s/></text:span><text:span text:style-name="T673">5</text:span><text:span text:style-name="T674">);<text:s/></text:span><text:span text:style-name="T675">// Output: true</text:span><text:span text:style-name="T676"><text:s/></text:span><text:span text:style-name="T677">console</text:span><text:span text:style-name="T678">.</text:span><text:span text:style-name="T679">log</text:span><text:span text:style-name="T680">(</text:span><text:span text:style-name="T681">5</text:span><text:span text:style-name="T682"><text:s/>&lt;=<text:s/></text:span><text:span text:style-name="T683">3</text:span><text:span text:style-name="T684">);<text:s/></text:span><text:span text:style-name="T685">// Output: false</text:span><text:span text:style-name="T686"><text:s/></text:span></text:p>
      <text:p text:style-name="P687">Comparison operators are commonly used in conditional statements, loops, and other situations where the relationship between values needs to be evaluated. They play a fundamental role in decision-making within JavaScript programs.</text:p>
      <text:p text:style-name="Normal"/>
      <text:p text:style-name="Normal"/>
      <text:p text:style-name="Normal">Q4. Discuss the precedence and associativity of operators in JavaScript. Why is understanding these concepts important</text:p>
      <text:p text:style-name="Normal"/>
      <text:p text:style-name="P688">In JavaScript, the precedence and associativity of operators determine the order in which operators are evaluated in expressions. Understanding these concepts is important because they dictate how expressions are interpreted and can affect the outcome of calculations or logical operations. Here's a brief overview:</text:p>
      <text:list text:style-name="LFO4" text:continue-numbering="true">
        <text:list-item>
          <text:p text:style-name="P689"><text:span text:style-name="T690">Precedence</text:span><text:span text:style-name="T691">: Precedence refers to the priority level of operators in an expression. Operators with higher precedence are evaluated before operators with lower precedence. For example, in the expression<text:s/></text:span><text:span text:style-name="T692">2 + 3 * 4</text:span><text:span text:style-name="T693">, the multiplication operator (</text:span><text:span text:style-name="T694">*</text:span><text:span text:style-name="T695">) has higher precedence than the addition operator (</text:span><text:span text:style-name="T696">+</text:span><text:span text:style-name="T697">), so it is evaluated first, resulting in<text:s/></text:span><text:span text:style-name="T698">2 + (3 * 4)</text:span><text:span text:style-name="T699">.</text:span></text:p>
        </text:list-item>
      </text:list>
      <text:p text:style-name="P700">Example:</text:p>
      <text:p text:style-name="P701"><text:span text:style-name="T702">javascriptCopy code</text:span></text:p>
      <text:p text:style-name="P703"><text:span text:style-name="T704">console</text:span><text:span text:style-name="T705">.</text:span><text:span text:style-name="T706">log</text:span><text:span text:style-name="T707">(</text:span><text:span text:style-name="T708">2</text:span><text:span text:style-name="T709"><text:s/>+<text:s/></text:span><text:span text:style-name="T710">3</text:span><text:span text:style-name="T711"><text:s/>*<text:s/></text:span><text:span text:style-name="T712">4</text:span><text:span text:style-name="T713">);<text:s/></text:span><text:span text:style-name="T714">// Output: 14</text:span><text:span text:style-name="T715"><text:s/></text:span></text:p>
      <text:p text:style-name="P716">JavaScript follows a set of rules to determine the precedence of operators. For example, arithmetic operators have higher precedence than logical operators.</text:p>
      <text:list text:style-name="LFO4" text:continue-numbering="true">
        <text:list-item>
          <text:p text:style-name="P717"><text:span text:style-name="T718">Associativity</text:span><text:span text:style-name="T719">: Associativity determines the order in which operators of the same precedence are evaluated when they appear together in an expression. It specifies whether operators are evaluated from left to right (left-associative) or from right to left (right-associative). For example, the assignment operator (</text:span><text:span text:style-name="T720">=</text:span><text:span text:style-name="T721">) is right-associative, meaning expressions like<text:s/></text:span><text:span text:style-name="T722">a = b = c</text:span><text:span text:style-name="T723"><text:s/>are evaluated from right to left, assigning the value of<text:s/></text:span><text:span text:style-name="T724">c</text:span><text:span text:style-name="T725"><text:s/>to both<text:s/></text:span><text:span text:style-name="T726">b</text:span><text:span text:style-name="T727"><text:s/>and<text:s/></text:span><text:span text:style-name="T728">a</text:span><text:span text:style-name="T729">.</text:span></text:p>
        </text:list-item>
      </text:list>
      <text:p text:style-name="P730">Example:</text:p>
      <text:p text:style-name="P731"><text:span text:style-name="T732">javascriptCopy code</text:span></text:p>
      <text:p text:style-name="P733"><text:span text:style-name="T734">let</text:span><text:span text:style-name="T735"><text:s/>a, b, c; a = b = c =<text:s/></text:span><text:span text:style-name="T736">10</text:span><text:span text:style-name="T737">;<text:s/></text:span><text:span text:style-name="T738">console</text:span><text:span text:style-name="T739">.</text:span><text:span text:style-name="T740">log</text:span><text:span text:style-name="T741">(a, b, c);<text:s/></text:span><text:span text:style-name="T742">// Output: 10 10 10</text:span><text:span text:style-name="T743"><text:s/></text:span></text:p>
      <text:soft-page-break/>
      <text:p text:style-name="P744">JavaScript specifies the associativity of operators to resolve ambiguities in expressions. For example, most arithmetic operators are left-associative, meaning they are evaluated from left to right.</text:p>
      <text:p text:style-name="P745">Understanding precedence and associativity is crucial for writing correct and predictable code. It ensures that expressions are evaluated in the intended order and helps avoid unexpected results or errors. It also allows developers to control the flow of execution and the outcome of operations in their code. Overall, a solid understanding of precedence and associativity enables developers to write more efficient and maintainable JavaScript code.</text:p>
      <text:p text:style-name="P746">Top of Form</text:p>
      <text:p text:style-name="Normal"/>
      <text:p text:style-name="Normal">Q5. Write a JavaScript program that calculates the simple interest using the formula Simple interest = (principal * rate * time) / 100.<text:s/></text:p>
      <text:p text:style-name="Normal"/>
      <text:p text:style-name="Normal">Solution –</text:p>
      <text:p text:style-name="Normal"><text:s/>const principal = 1000<text:s/></text:p>
      <text:p text:style-name="Normal">const rate =  5 const time = 2 // in years const result = (principal * rate * time)/100 console.log("Simple Interest =", result</text:p>
      <text:p text:style-name="Normal"/>
      <text:p text:style-name="Normal"/>
      <text:p text:style-name="Normal">Q6. Write a Javascript program to calculate the Body Mass Index (BMI) using the formula BMI = weight (kg)/ height * height.<text:s/></text:p>
      <text:p text:style-name="Normal"/>
      <text:p text:style-name="Normal"/>
      <text:p text:style-name="Normal">Solution –</text:p>
      <text:p text:style-name="Normal"/>
      <text:p text:style-name="Normal"><text:s/><text:span text:style-name="T747">  </text:span><text:s/>const height = 160 // in cm<text:s/></text:p>
      <text:p text:style-name="Normal">const weight =  55 // in kg<text:span text:style-name="T748"> </text:span><text:s/></text:p>
      <text:p text:style-name="Normal">const BMI = weight/ height * height</text:p>
      <text:p text:style-name="Normal"><text:s/>console.log("BMI =", BMI</text:p>
      <text:p text:style-name="Normal"/>
      <text:p text:style-name="Normal"/>
      <text:p text:style-name="Normal"/>
      <text:soft-page-break/>
      <text:p text:style-name="Normal">Q7. Write a program in JavaScript to calculate the area of a circle given its radius value of 10. Use appropriate arithmetic operators.<text:s/></text:p>
      <text:p text:style-name="Normal"/>
      <text:p text:style-name="Normal">const radius = 10;  // Radius of the circle // Calculate the area of the circle:<text:s/></text:p>
      <text:p text:style-name="Normal">area = π * radius^2</text:p>
      <text:p text:style-name="Normal"><text:s/>const pi = Math.PI; // Approximate<text:s/></text:p>
      <text:p text:style-name="Normal">value of pi const area = pi * Math.pow(radius, 2);<text:s/></text:p>
      <text:p text:style-name="Normal">console.log("Area of the circle:", are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Ubuntu Mono" svg:font-family="Ubuntu Mono" style:font-family-generic="modern" style:font-pitch="fixed"/>
    <style:font-face style:name="inherit" svg:font-family="inherit" style:font-family-generic="roman" svg:panose-1="0 0 0 0 0 0 0 0 0 0"/>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IN"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IN"/>
    </style:style>
    <style:style style:name="hljs-keyword" style:display-name="hljs-keyword" style:family="text" style:parent-style-name="DefaultParagraphFont"/>
    <style:style style:name="hljs-number" style:display-name="hljs-number" style:family="text" style:parent-style-name="DefaultParagraphFont"/>
    <style:style style:name="hljs-variable" style:display-name="hljs-variable" style:family="text" style:parent-style-name="DefaultParagraphFont"/>
    <style:style style:name="hljs-title" style:display-name="hljs-title" style:family="text" style:parent-style-name="DefaultParagraphFont"/>
    <style:style style:name="hljs-comment" style:display-name="hljs-comment" style:family="text" style:parent-style-name="DefaultParagraphFont"/>
    <style:style style:name="hljs-literal" style:display-name="hljs-literal" style:family="text" style:parent-style-name="DefaultParagraphFont"/>
    <style:style style:name="hljs-string" style:display-name="hljs-string" style:family="text" style:parent-style-name="DefaultParagraphFont"/>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style:letter-kerning="false" fo:font-size="8pt" style:font-size-asian="8pt" style:font-size-complex="8pt" style:language-asian="en" style:country-asian="IN" fo:hyphenate="false"/>
    </style:style>
    <style:style style:name="z-TopofFormChar" style:display-name="z-Top of Form Char" style:family="text" style:parent-style-name="DefaultParagraphFont">
      <style:text-properties style:font-name="Arial" style:font-name-asian="Times New Roman" style:font-name-complex="Arial" text:display="none" style:letter-kerning="false" fo:font-size="8pt" style:font-size-asian="8pt" style:font-size-complex="8pt" style:language-asian="en" style:country-asian="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2"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ndeep Sahu</meta:initial-creator>
    <dc:creator>Sandeep Sahu</dc:creator>
    <meta:creation-date>2024-02-25T08:22:00Z</meta:creation-date>
    <dc:date>2024-02-25T08:22:00Z</dc:date>
    <meta:template xlink:href="Normal" xlink:type="simple"/>
    <meta:editing-cycles>2</meta:editing-cycles>
    <meta:editing-duration>PT540S</meta:editing-duration>
    <meta:document-statistic meta:page-count="7" meta:paragraph-count="21" meta:word-count="1590" meta:character-count="10635" meta:row-count="75" meta:non-whitespace-character-count="9066"/>
  </office:meta>
</office:document-meta>
</file>